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0.276cm" fo:min-width="0.866cm" fo:padding-top="0cm" fo:padding-bottom="0cm" fo:padding-left="0cm" fo:padding-right="0cm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0.276cm" fo:min-width="0.832cm" fo:padding-top="0cm" fo:padding-bottom="0cm" fo:padding-left="0cm" fo:padding-right="0cm"/>
    </style:style>
    <style:style style:name="gr3" style:family="graphic" style:parent-style-name="objectwithoutfill">
      <style:graphic-properties svg:stroke-width="0.028cm" svg:stroke-color="#000000" draw:marker-start-width="0.242cm" draw:marker-end="Symmetric_20_Arrow" draw:marker-end-width="0.142cm" draw:fill="solid" draw:textarea-vertical-align="middle" fo:padding-top="0.139cm" fo:padding-bottom="0.144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.335cm" fo:min-width="1.471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335cm" fo:min-width="1.534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335cm" fo:min-width="0.451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335cm" fo:min-width="0.531cm" fo:padding-top="0cm" fo:padding-bottom="0cm" fo:padding-left="0cm" fo:padding-right="0cm"/>
    </style:style>
    <style:style style:name="gr8" style:family="graphic" style:parent-style-name="objectwithoutfill">
      <style:graphic-properties svg:stroke-width="0.028cm" svg:stroke-color="#000000" draw:marker-start-width="0.242cm" draw:marker-end="Symmetric_20_Arrow" draw:marker-end-width="0.142cm" draw:fill="solid" draw:textarea-vertical-align="middle" fo:padding-top="0.139cm" fo:padding-bottom="0.144cm" fo:padding-left="0.264cm" fo:padding-right="0.264cm"/>
    </style:style>
    <style:style style:name="gr9" style:family="graphic" style:parent-style-name="text">
      <style:graphic-properties draw:stroke="solid" svg:stroke-color="#000000" draw:fill="solid" draw:fill-color="#000000" draw:textarea-vertical-align="middle" draw:auto-grow-height="false" fo:min-height="0cm" fo:min-width="0cm"/>
    </style:style>
    <style:style style:name="gr10" style:family="graphic" style:parent-style-name="standard">
      <style:graphic-properties svg:stroke-color="#ffffff" draw:fill="none" draw:textarea-horizontal-align="justify" draw:textarea-vertical-align="middle" draw:auto-grow-height="false" fo:min-height="16.95cm" fo:min-width="8.4cm"/>
    </style:style>
    <style:style style:name="gr11" style:family="graphic" style:parent-style-name="objectwithoutfill">
      <style:graphic-properties svg:stroke-width="0.053cm" svg:stroke-color="#ff0000" draw:marker-start-width="0.279cm" draw:marker-end="Symmetric_20_Arrow" draw:marker-end-width="0.179cm" draw:fill="solid" draw:textarea-vertical-align="middle" fo:padding-top="0.151cm" fo:padding-bottom="0.156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auto-grow-width="true" fo:min-height="0.276cm" fo:min-width="0.899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fill-color="#ffffff" draw:auto-grow-width="true" fo:min-height="0.276cm" fo:min-width="0.692cm" fo:padding-top="0cm" fo:padding-bottom="0cm" fo:padding-left="0cm" fo:padding-right="0cm"/>
    </style:style>
    <style:style style:name="gr14" style:family="graphic" style:parent-style-name="Reaction_5f_arrow">
      <style:graphic-properties svg:stroke-width="0.053cm" svg:stroke-color="#00bfff" draw:marker-start="" draw:marker-start-width="0.279cm" draw:marker-end="Dimension_20_Lines" draw:marker-end-width="0.277cm" fo:padding-top="0.151cm" fo:padding-bottom="0.156cm" fo:padding-left="0.276cm" fo:padding-right="0.276cm"/>
    </style:style>
    <style:style style:name="gr15" style:family="graphic" style:parent-style-name="Reaction_5f_arrow">
      <style:graphic-properties svg:stroke-width="0.053cm" svg:stroke-color="#00bfff" draw:marker-start="" draw:marker-start-width="0.127cm" draw:marker-end="Dimension_20_Lines" draw:marker-end-width="0.277cm" fo:padding-top="0.151cm" fo:padding-bottom="0.156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0.276cm" fo:min-width="0.591cm" fo:padding-top="0cm" fo:padding-bottom="0cm" fo:padding-left="0cm" fo:padding-right="0cm"/>
    </style:style>
    <style:style style:name="gr17" style:family="graphic" style:parent-style-name="standard">
      <style:graphic-properties svg:stroke-width="0.081cm" svg:stroke-color="#c0c0c0" draw:marker-start-width="0.321cm" draw:marker-end-width="0.321cm" svg:stroke-opacity="100%" draw:fill="none" draw:fill-color="#729fcf" draw:textarea-horizontal-align="justify" draw:textarea-vertical-align="middle" draw:auto-grow-height="false" fo:min-height="5.146cm" fo:min-width="1.506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4dac26" draw:marker-start-width="0.321cm" draw:marker-end-width="0.321cm" svg:stroke-opacity="60%" draw:fill="none" draw:fill-color="#729fcf" draw:textarea-horizontal-align="justify" draw:textarea-vertical-align="middle" draw:auto-grow-height="false" fo:min-height="0.869cm" fo:min-width="0.041cm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auto-grow-width="true" fo:min-height="0.276cm" fo:min-width="0.493cm" fo:padding-top="0.05cm" fo:padding-bottom="0.05cm" fo:padding-left="0cm" fo:padding-right="0cm"/>
    </style:style>
    <style:style style:name="gr20" style:family="graphic" style:parent-style-name="standard">
      <style:graphic-properties draw:stroke="none" svg:stroke-color="#000000" draw:fill="none" draw:fill-color="#ffffff" draw:auto-grow-width="true" fo:min-height="0.276cm" fo:min-width="0.451cm" fo:padding-top="0.05cm" fo:padding-bottom="0.05cm" fo:padding-left="0cm" fo:padding-right="0cm"/>
    </style:style>
    <style:style style:name="gr21" style:family="graphic" style:parent-style-name="standard">
      <style:graphic-properties draw:stroke="none" svg:stroke-color="#000000" draw:fill="none" draw:fill-color="#ffffff" draw:auto-grow-width="true" fo:min-height="0.276cm" fo:min-width="0.658cm" fo:padding-top="0.05cm" fo:padding-bottom="0.05cm" fo:padding-left="0cm" fo:padding-right="0cm"/>
    </style:style>
    <style:style style:name="gr22" style:family="graphic" style:parent-style-name="standard">
      <style:graphic-properties draw:stroke="none" svg:stroke-color="#000000" draw:fill="none" draw:fill-color="#ffffff" draw:auto-grow-width="true" fo:min-height="0.276cm" fo:min-width="0.497cm" fo:padding-top="0cm" fo:padding-bottom="0cm" fo:padding-left="0cm" fo:padding-right="0cm"/>
    </style:style>
    <style:style style:name="gr23" style:family="graphic" style:parent-style-name="standard">
      <style:graphic-properties draw:stroke="none" svg:stroke-color="#000000" draw:fill="none" draw:fill-color="#ffffff" draw:auto-grow-width="true" fo:min-height="0.276cm" fo:min-width="0.967cm" fo:padding-top="0cm" fo:padding-bottom="0cm" fo:padding-left="0cm" fo:padding-right="0cm"/>
    </style:style>
    <style:style style:name="gr24" style:family="graphic" style:parent-style-name="Reaction_5f_arrow">
      <style:graphic-properties svg:stroke-width="0.053cm" svg:stroke-color="#ff0000" draw:marker-start-width="0.127cm" draw:marker-end-width="0.127cm" fo:padding-top="0.151cm" fo:padding-bottom="0.156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auto-grow-width="true" fo:min-height="0.551cm" fo:min-width="0.641cm" fo:padding-top="0cm" fo:padding-bottom="0cm" fo:padding-left="0cm" fo:padding-right="0cm"/>
    </style:style>
    <style:style style:name="gr26" style:family="graphic" style:parent-style-name="standard">
      <style:graphic-properties draw:stroke="none" svg:stroke-color="#000000" draw:fill="none" draw:fill-color="#ffffff" draw:auto-grow-width="true" fo:min-height="0.276cm" fo:min-width="0.883cm" fo:padding-top="0.05cm" fo:padding-bottom="0.05cm" fo:padding-left="0cm" fo:padding-right="0cm"/>
    </style:style>
    <style:style style:name="gr27" style:family="graphic" style:parent-style-name="Reaction_5f_arrow">
      <style:graphic-properties svg:stroke-width="0.035cm" svg:stroke-color="#b2b2b2" draw:marker-start-width="0.1cm" draw:marker-end-width="0.1cm" fo:padding-top="0.142cm" fo:padding-bottom="0.147cm" fo:padding-left="0.267cm" fo:padding-right="0.267cm"/>
    </style:style>
    <style:style style:name="gr28" style:family="graphic" style:parent-style-name="Reaction_5f_arrow">
      <style:graphic-properties svg:stroke-width="0.053cm" svg:stroke-color="#ff0000" draw:marker-start="Symmetric_20_Arrow" draw:marker-start-width="0.127cm" draw:marker-end="" draw:marker-end-width="0.127cm" fo:padding-top="0.151cm" fo:padding-bottom="0.156cm" fo:padding-left="0.276cm" fo:padding-right="0.276cm"/>
    </style:style>
    <style:style style:name="gr29" style:family="graphic" style:parent-style-name="Reaction_5f_arrow">
      <style:graphic-properties svg:stroke-width="0.035cm" svg:stroke-color="#c0c0c0" draw:marker-start-width="0.252cm" draw:marker-end-width="0.1cm" fo:padding-top="0.142cm" fo:padding-bottom="0.147cm" fo:padding-left="0.267cm" fo:padding-right="0.267cm"/>
    </style:style>
    <style:style style:name="gr30" style:family="graphic" style:parent-style-name="Reaction_5f_arrow">
      <style:graphic-properties svg:stroke-width="0.028cm" svg:stroke-color="#000000" draw:marker-start="Symmetric_20_Arrow" draw:marker-start-width="0.09cm" draw:marker-end-width="0.09cm" fo:padding-top="0.139cm" fo:padding-bottom="0.144cm" fo:padding-left="0.264cm" fo:padding-right="0.264cm"/>
    </style:style>
    <style:style style:name="gr31" style:family="graphic" style:parent-style-name="Reaction_5f_arrow">
      <style:graphic-properties svg:stroke-width="0.028cm" svg:stroke-color="#000000" draw:marker-start="Symmetric_20_Arrow" draw:marker-start-width="0.09cm" draw:marker-end="" draw:marker-end-width="0.242cm" fo:padding-top="0.139cm" fo:padding-bottom="0.144cm" fo:padding-left="0.264cm" fo:padding-right="0.264cm"/>
    </style:style>
    <style:style style:name="gr32" style:family="graphic" style:parent-style-name="standard">
      <style:graphic-properties draw:stroke="none" svg:stroke-color="#000000" draw:fill="none" draw:fill-color="#ffffff" draw:auto-grow-width="true" fo:min-height="0.276cm" fo:min-width="0.523cm" fo:padding-top="0cm" fo:padding-bottom="0cm" fo:padding-left="0cm" fo:padding-right="0cm"/>
    </style:style>
    <style:style style:name="gr33" style:family="graphic" style:parent-style-name="Reaction_5f_arrow">
      <style:graphic-properties svg:stroke-width="0.053cm" svg:stroke-color="#00bfff" draw:marker-start="" draw:marker-start-width="0.279cm" draw:marker-end="Dimension_20_Lines" draw:marker-end-width="0.227cm" fo:padding-top="0.151cm" fo:padding-bottom="0.156cm" fo:padding-left="0.276cm" fo:padding-right="0.276cm"/>
    </style:style>
    <style:style style:name="gr34" style:family="graphic" style:parent-style-name="standard">
      <style:graphic-properties draw:stroke="none" svg:stroke-color="#000000" draw:fill="none" draw:fill-color="#ffffff" draw:auto-grow-width="true" fo:min-height="0.276cm" fo:min-width="0.561cm" fo:padding-top="0cm" fo:padding-bottom="0cm" fo:padding-left="0cm" fo:padding-right="0cm"/>
    </style:style>
    <style:style style:name="gr35" style:family="graphic" style:parent-style-name="Reaction_5f_arrow">
      <style:graphic-properties svg:stroke-width="0.053cm" svg:stroke-color="#ff0000" draw:marker-start-width="0.279cm" draw:marker-end-width="0.2cm" fo:padding-top="0.151cm" fo:padding-bottom="0.156cm" fo:padding-left="0.276cm" fo:padding-right="0.276cm"/>
    </style:style>
    <style:style style:name="gr36" style:family="graphic" style:parent-style-name="standard">
      <style:graphic-properties draw:stroke="none" svg:stroke-color="#000000" draw:fill="none" draw:fill-color="#ffffff" draw:auto-grow-width="true" fo:min-height="0.276cm" fo:min-width="0.48cm" fo:padding-top="0.05cm" fo:padding-bottom="0.05cm" fo:padding-left="0cm" fo:padding-right="0cm"/>
    </style:style>
    <style:style style:name="gr37" style:family="graphic" style:parent-style-name="Label_5f_nxt_5f_arrow">
      <style:graphic-properties draw:stroke="solid" draw:stroke-dash="Ultrafine_20_2_20_Dots_20_3_20_Dashes" svg:stroke-width="0.053cm" svg:stroke-color="#ff0000" draw:marker-start-width="0.279cm" draw:marker-end-width="0.127cm" draw:fill-color="#000000" fo:padding-top="0.151cm" fo:padding-bottom="0.156cm" fo:padding-left="3.25cm" fo:padding-right="0.276cm"/>
    </style:style>
    <style:style style:name="gr38" style:family="graphic" style:parent-style-name="Reaction_5f_arrow">
      <style:graphic-properties svg:stroke-width="0.053cm" svg:stroke-color="#ff0000" draw:marker-start="" draw:marker-start-width="0.279cm" draw:marker-end-width="0.127cm" fo:padding-top="0.151cm" fo:padding-bottom="0.156cm" fo:padding-left="0.276cm" fo:padding-right="0.276cm"/>
    </style:style>
    <style:style style:name="gr39" style:family="graphic" style:parent-style-name="standard">
      <style:graphic-properties draw:stroke="none" svg:stroke-color="#000000" draw:fill="none" draw:fill-color="#ffffff" draw:auto-grow-width="true" fo:min-height="0.276cm" fo:min-width="1.107cm" fo:padding-top="0cm" fo:padding-bottom="0cm" fo:padding-left="0cm" fo:padding-right="0cm"/>
    </style:style>
    <style:style style:name="gr40" style:family="graphic" style:parent-style-name="standard">
      <style:graphic-properties draw:stroke="none" svg:stroke-color="#000000" draw:fill="none" draw:fill-color="#ffffff" draw:auto-grow-width="true" fo:min-height="0.276cm" fo:min-width="0.849cm" fo:padding-top="0cm" fo:padding-bottom="0cm" fo:padding-left="0cm" fo:padding-right="0cm"/>
    </style:style>
    <style:style style:name="gr41" style:family="graphic" style:parent-style-name="standard">
      <style:graphic-properties draw:stroke="none" svg:stroke-color="#000000" draw:fill="none" draw:fill-color="#ffffff" draw:auto-grow-width="true" fo:min-height="0.276cm" fo:min-width="0.878cm" fo:padding-top="0cm" fo:padding-bottom="0cm" fo:padding-left="0cm" fo:padding-right="0cm"/>
    </style:style>
    <style:style style:name="gr42" style:family="graphic" style:parent-style-name="standard">
      <style:graphic-properties draw:stroke="none" svg:stroke-color="#000000" draw:fill="none" draw:fill-color="#ffffff" draw:auto-grow-width="true" fo:min-height="0.276cm" fo:min-width="0.701cm" fo:padding-top="0cm" fo:padding-bottom="0cm" fo:padding-left="0cm" fo:padding-right="0cm"/>
    </style:style>
    <style:style style:name="gr43" style:family="graphic" style:parent-style-name="objectwithoutfill">
      <style:graphic-properties svg:stroke-width="0.028cm" svg:stroke-color="#000000" draw:marker-start="Symmetric_20_Arrow" draw:marker-start-width="0.09cm" draw:marker-end="Symmetric_20_Arrow" draw:marker-end-width="0.09cm" draw:fill="solid" draw:textarea-vertical-align="middle" fo:padding-top="0.139cm" fo:padding-bottom="0.144cm" fo:padding-left="0.264cm" fo:padding-right="0.264cm"/>
    </style:style>
    <style:style style:name="gr44" style:family="graphic" style:parent-style-name="standard">
      <style:graphic-properties draw:stroke="none" svg:stroke-color="#000000" draw:fill="none" draw:fill-color="#ffffff" draw:auto-grow-width="true" fo:min-height="0.276cm" fo:min-width="0.688cm" fo:padding-top="0.05cm" fo:padding-bottom="0.05cm" fo:padding-left="0cm" fo:padding-right="0cm"/>
    </style:style>
    <style:style style:name="gr45" style:family="graphic" style:parent-style-name="text">
      <style:graphic-properties draw:stroke="solid" svg:stroke-width="0.028cm" svg:stroke-color="#000000" draw:marker-start-width="0.242cm" draw:marker-end-width="0.242cm" draw:fill="solid" draw:fill-color="#f5cd53" draw:textarea-vertical-align="middle" draw:auto-grow-height="false" fo:min-height="0cm" fo:min-width="0cm" fo:padding-top="0.139cm" fo:padding-bottom="0.139cm" fo:padding-left="0.264cm" fo:padding-right="0.264cm"/>
    </style:style>
    <style:style style:name="gr46" style:family="graphic" style:parent-style-name="standard">
      <style:graphic-properties draw:stroke="none" svg:stroke-color="#000000" draw:fill="none" draw:fill-color="#ffffff" draw:auto-grow-width="true" fo:min-height="0.319cm" fo:min-width="0.159cm" fo:padding-top="0cm" fo:padding-bottom="0cm" fo:padding-left="0cm" fo:padding-right="0cm"/>
    </style:style>
    <style:style style:name="gr47" style:family="graphic" style:parent-style-name="standard">
      <style:graphic-properties draw:stroke="none" svg:stroke-color="#000000" draw:fill="none" draw:fill-color="#ffffff" draw:auto-grow-width="true" fo:min-height="0.319cm" fo:min-width="0.176cm" fo:padding-top="0cm" fo:padding-bottom="0cm" fo:padding-left="0cm" fo:padding-right="0cm"/>
    </style:style>
    <style:style style:name="gr48" style:family="graphic" style:parent-style-name="standard">
      <style:graphic-properties draw:stroke="none" svg:stroke-color="#000000" draw:fill="none" draw:fill-color="#ffffff" fo:min-height="0.669cm"/>
    </style:style>
    <style:style style:name="gr49" style:family="graphic" style:parent-style-name="objectwithoutfill">
      <style:graphic-properties svg:stroke-width="0.018cm" svg:stroke-color="#000000" draw:marker-start-width="0.227cm" draw:marker-end="Symmetric_20_Arrow" draw:marker-end-width="0.127cm" draw:fill="solid" draw:textarea-vertical-align="middle" fo:padding-top="0.134cm" fo:padding-bottom="0.139cm" fo:padding-left="0.259cm" fo:padding-right="0.259cm"/>
    </style:style>
    <style:style style:name="gr50" style:family="graphic" style:parent-style-name="objectwithoutfill">
      <style:graphic-properties svg:stroke-width="0.018cm" svg:stroke-color="#000000" draw:marker-start-width="0.227cm" draw:marker-end="Symmetric_20_Arrow" draw:marker-end-width="0.127cm" draw:fill="solid" draw:textarea-vertical-align="middle" fo:padding-top="0.134cm" fo:padding-bottom="0.139cm" fo:padding-left="0.259cm" fo:padding-right="0.259cm"/>
    </style:style>
    <style:style style:name="gr51" style:family="graphic" style:parent-style-name="standard">
      <style:graphic-properties draw:stroke="none" draw:fill-color="#f5deb3" draw:textarea-horizontal-align="justify" draw:textarea-vertical-align="middle" draw:auto-grow-height="false" fo:min-height="5.35cm" fo:min-width="6.32cm"/>
    </style:style>
    <style:style style:name="gr52" style:family="graphic" style:parent-style-name="standard">
      <style:graphic-properties draw:stroke="none" svg:stroke-color="#000000" draw:fill="none" draw:fill-color="#ffffff" draw:auto-grow-width="true" fo:min-height="0.276cm" fo:min-width="0.524cm" fo:padding-top="0cm" fo:padding-bottom="0cm" fo:padding-left="0cm" fo:padding-right="0cm"/>
    </style:style>
    <style:style style:name="gr53" style:family="graphic" style:parent-style-name="standard">
      <style:graphic-properties draw:stroke="none" svg:stroke-color="#000000" draw:fill="none" draw:fill-color="#ffffff" draw:auto-grow-width="true" fo:min-height="0.276cm" fo:min-width="0.502cm" fo:padding-top="0cm" fo:padding-bottom="0cm" fo:padding-left="0cm" fo:padding-right="0cm"/>
    </style:style>
    <style:style style:name="gr54" style:family="graphic" style:parent-style-name="objectwithoutfill">
      <style:graphic-properties svg:stroke-width="0.028cm" svg:stroke-color="#000000" draw:marker-start-width="0.242cm" draw:marker-end="Symmetric_20_Arrow" draw:marker-end-width="0.115cm" draw:fill="solid" draw:textarea-vertical-align="middle" fo:padding-top="0.139cm" fo:padding-bottom="0.144cm" fo:padding-left="0.264cm" fo:padding-right="0.264cm"/>
    </style:style>
    <style:style style:name="gr55" style:family="graphic" style:parent-style-name="objectwithoutfill">
      <style:graphic-properties svg:stroke-width="0.028cm" svg:stroke-color="#000000" draw:marker-start="Symmetric_20_Arrow" draw:marker-start-width="0.115cm" draw:marker-end="Symmetric_20_Arrow" draw:marker-end-width="0.115cm" draw:fill="solid" draw:textarea-vertical-align="middle" fo:padding-top="0.139cm" fo:padding-bottom="0.144cm" fo:padding-left="0.264cm" fo:padding-right="0.264cm"/>
    </style:style>
    <style:style style:name="gr56" style:family="graphic" style:parent-style-name="objectwithoutfill">
      <style:graphic-properties svg:stroke-width="0.212cm" svg:stroke-color="#d01c8b" draw:marker-start-width="0.518cm" draw:marker-end="Symmetric_20_Arrow" draw:marker-end-width="0.391cm" svg:stroke-opacity="40%" draw:fill="solid" draw:textarea-vertical-align="middle" fo:padding-top="0.231cm" fo:padding-bottom="0.236cm" fo:padding-left="0.356cm" fo:padding-right="0.356cm"/>
    </style:style>
    <style:style style:name="gr57" style:family="graphic" style:parent-style-name="objectwithoutfill">
      <style:graphic-properties svg:stroke-width="0.212cm" svg:stroke-color="#d01c8b" draw:marker-start-width="0.518cm" draw:marker-end="Symmetric_20_Arrow" draw:marker-end-width="0.391cm" svg:stroke-opacity="40%" draw:fill="solid" draw:textarea-vertical-align="middle" fo:padding-top="0.231cm" fo:padding-bottom="0.236cm" fo:padding-left="0.356cm" fo:padding-right="0.356cm"/>
    </style:style>
    <style:style style:name="gr58" style:family="graphic" style:parent-style-name="standard">
      <style:graphic-properties draw:stroke="none" svg:stroke-color="#000000" draw:fill="none" draw:fill-color="#ffffff" draw:auto-grow-width="true" fo:min-height="0.551cm" fo:min-width="0.887cm" fo:padding-top="0cm" fo:padding-bottom="0cm" fo:padding-left="0cm" fo:padding-right="0cm"/>
    </style:style>
    <style:style style:name="gr59" style:family="graphic" style:parent-style-name="objectwithoutfill">
      <style:graphic-properties svg:stroke-width="0.028cm" svg:stroke-color="#000000" draw:marker-start-width="0.242cm" draw:marker-end="Symmetric_20_Arrow" draw:marker-end-width="0.115cm" draw:fill="solid" draw:textarea-vertical-align="middle" fo:padding-top="0.139cm" fo:padding-bottom="0.144cm" fo:padding-left="0.264cm" fo:padding-right="0.264cm"/>
    </style:style>
    <style:style style:name="gr60" style:family="graphic" style:parent-style-name="standard">
      <style:graphic-properties draw:stroke="none" svg:stroke-color="#000000" draw:fill="none" draw:fill-color="#ffffff" draw:auto-grow-width="true" fo:min-height="0.276cm" fo:min-width="1.272cm" fo:padding-top="0cm" fo:padding-bottom="0cm" fo:padding-left="0cm" fo:padding-right="0cm"/>
    </style:style>
    <style:style style:name="gr61" style:family="graphic" style:parent-style-name="objectwithoutfill">
      <style:graphic-properties draw:stroke="dash" draw:stroke-dash="Fine_20_Dashed" svg:stroke-width="0.035cm" svg:stroke-color="#c0c0c0" draw:marker-start-width="0.252cm" draw:marker-end="Symmetric_20_Arrow" draw:marker-end-width="0.125cm" draw:fill="solid" draw:textarea-vertical-align="middle" fo:padding-top="0.142cm" fo:padding-bottom="0.147cm" fo:padding-left="0.267cm" fo:padding-right="0.267cm"/>
    </style:style>
    <style:style style:name="gr62" style:family="graphic" style:parent-style-name="standard">
      <style:graphic-properties draw:stroke="none" svg:stroke-color="#000000" draw:fill="none" draw:fill-color="#ffffff" draw:auto-grow-width="true" fo:min-height="0.276cm" fo:min-width="0.734cm" fo:padding-top="0cm" fo:padding-bottom="0cm" fo:padding-left="0cm" fo:padding-right="0cm"/>
    </style:style>
    <style:style style:name="gr63" style:family="graphic" style:parent-style-name="standard">
      <style:graphic-properties draw:stroke="none" svg:stroke-color="#000000" draw:fill="none" draw:fill-color="#ffffff" draw:auto-grow-width="true" fo:min-height="0.276cm" fo:min-width="0.937cm" fo:padding-top="0cm" fo:padding-bottom="0cm" fo:padding-left="0cm" fo:padding-right="0cm"/>
    </style:style>
    <style:style style:name="gr64" style:family="graphic" style:parent-style-name="standard">
      <style:graphic-properties draw:stroke="none" svg:stroke-color="#000000" draw:fill="none" draw:fill-color="#ffffff" draw:auto-grow-width="true" fo:min-height="0.551cm" fo:min-width="1.06cm" fo:padding-top="0cm" fo:padding-bottom="0cm" fo:padding-left="0cm" fo:padding-right="0cm"/>
    </style:style>
    <style:style style:name="gr65" style:family="graphic" style:parent-style-name="objectwithoutfill">
      <style:graphic-properties svg:stroke-width="0.028cm" svg:stroke-color="#000000" draw:marker-start="Symmetric_20_Arrow" draw:marker-start-width="0.1cm" draw:marker-end="Symmetric_20_Arrow" draw:marker-end-width="0.1cm" draw:fill="solid" draw:textarea-vertical-align="middle" fo:padding-top="0.139cm" fo:padding-bottom="0.144cm" fo:padding-left="0.264cm" fo:padding-right="0.264cm"/>
    </style:style>
    <style:style style:name="gr66" style:family="graphic" style:parent-style-name="objectwithoutfill">
      <style:graphic-properties svg:stroke-width="0.028cm" svg:stroke-color="#000000" draw:marker-start-width="0.242cm" draw:marker-end="Symmetric_20_Arrow" draw:marker-end-width="0.1cm" draw:fill="solid" draw:textarea-vertical-align="middle" fo:padding-top="0.139cm" fo:padding-bottom="0.144cm" fo:padding-left="0.264cm" fo:padding-right="0.264cm"/>
    </style:style>
    <style:style style:name="gr67" style:family="graphic" style:parent-style-name="standard">
      <style:graphic-properties draw:stroke="none" svg:stroke-color="#000000" draw:fill="none" draw:fill-color="#ffffff" draw:auto-grow-width="true" fo:min-height="0.276cm" fo:min-width="0.963cm" fo:padding-top="0cm" fo:padding-bottom="0cm" fo:padding-left="0cm" fo:padding-right="0cm"/>
    </style:style>
    <style:style style:name="gr68" style:family="graphic" style:parent-style-name="standard">
      <style:graphic-properties draw:stroke="none" svg:stroke-color="#000000" draw:fill="none" draw:fill-color="#ffffff" draw:auto-grow-width="true" fo:min-height="0.276cm" fo:min-width="1.192cm" fo:padding-top="0cm" fo:padding-bottom="0cm" fo:padding-left="0cm" fo:padding-right="0cm"/>
    </style:style>
    <style:style style:name="gr69" style:family="graphic" style:parent-style-name="standard">
      <style:graphic-properties draw:stroke="none" svg:stroke-color="#000000" draw:fill="none" draw:fill-color="#ffffff" draw:auto-grow-width="true" fo:min-height="0.551cm" fo:min-width="0.658cm" fo:padding-top="0cm" fo:padding-bottom="0cm" fo:padding-left="0cm" fo:padding-right="0cm"/>
    </style:style>
    <style:style style:name="gr70" style:family="graphic" style:parent-style-name="objectwithoutfill">
      <style:graphic-properties draw:stroke="solid" draw:stroke-dash="Fine_20_Dashed" svg:stroke-width="0.028cm" svg:stroke-color="#000000" draw:marker-start-width="0.242cm" draw:marker-end="Dimension_20_Lines" draw:marker-end-width="0.242cm" draw:fill="solid" draw:textarea-vertical-align="middle" fo:padding-top="0.139cm" fo:padding-bottom="0.144cm" fo:padding-left="0.264cm" fo:padding-right="0.264cm"/>
    </style:style>
    <style:style style:name="gr71" style:family="graphic" style:parent-style-name="standard">
      <style:graphic-properties draw:stroke="none" svg:stroke-color="#000000" draw:fill="none" draw:fill-color="#ffffff" draw:auto-grow-width="true" fo:min-height="0.433cm" fo:min-width="0.777cm" fo:padding-top="0cm" fo:padding-bottom="0cm" fo:padding-left="0cm" fo:padding-right="0cm"/>
    </style:style>
    <style:style style:name="gr72" style:family="graphic" style:parent-style-name="standard">
      <style:graphic-properties draw:stroke="none" svg:stroke-color="#000000" draw:fill="none" draw:fill-color="#ffffff" draw:auto-grow-width="true" fo:min-height="0.319cm" fo:min-width="0.082cm" fo:padding-top="0cm" fo:padding-bottom="0cm" fo:padding-left="0cm" fo:padding-right="0cm"/>
    </style:style>
    <style:style style:name="gr73" style:family="graphic" style:parent-style-name="standard">
      <style:graphic-properties draw:stroke="none" svg:stroke-color="#000000" draw:fill="none" draw:fill-color="#ffffff" draw:auto-grow-width="true" fo:min-height="0.319cm" fo:min-width="0.357cm" fo:padding-top="0cm" fo:padding-bottom="0cm" fo:padding-left="0cm" fo:padding-right="0cm"/>
    </style:style>
    <style:style style:name="gr74" style:family="graphic" style:parent-style-name="standard">
      <style:graphic-properties draw:stroke="none" svg:stroke-color="#000000" draw:fill="none" draw:fill-color="#ffffff" draw:auto-grow-width="true" fo:min-height="0.319cm" fo:min-width="0.243cm" fo:padding-top="0cm" fo:padding-bottom="0cm" fo:padding-left="0cm" fo:padding-right="0cm"/>
    </style:style>
    <style:style style:name="gr75" style:family="graphic" style:parent-style-name="standard">
      <style:graphic-properties draw:stroke="none" svg:stroke-color="#000000" draw:fill="none" draw:fill-color="#ffffff" draw:auto-grow-width="true" fo:min-height="0.319cm" fo:min-width="0.163cm" fo:padding-top="0cm" fo:padding-bottom="0cm" fo:padding-left="0cm" fo:padding-right="0cm"/>
    </style:style>
    <style:style style:name="gr76" style:family="graphic" style:parent-style-name="standard">
      <style:graphic-properties draw:stroke="none" svg:stroke-color="#000000" draw:fill="none" draw:fill-color="#ffffff" draw:auto-grow-width="true" fo:min-height="0.276cm" fo:min-width="1.822cm" fo:padding-top="0cm" fo:padding-bottom="0cm" fo:padding-left="0cm" fo:padding-right="0cm"/>
    </style:style>
    <style:style style:name="gr77" style:family="graphic" style:parent-style-name="objectwithoutfill">
      <style:graphic-properties draw:stroke="solid" draw:stroke-dash="Fine_20_Dashed" svg:stroke-width="0.028cm" svg:stroke-color="#c0c0c0" draw:marker-start-width="0.242cm" draw:marker-end="Symmetric_20_Arrow" draw:marker-end-width="0.1cm" draw:fill="solid" draw:textarea-vertical-align="middle" fo:padding-top="0.139cm" fo:padding-bottom="0.144cm" fo:padding-left="0.264cm" fo:padding-right="0.264cm"/>
    </style:style>
    <style:style style:name="gr78" style:family="graphic" style:parent-style-name="objectwithoutfill">
      <style:graphic-properties svg:stroke-width="0.053cm" svg:stroke-color="#00bfff" draw:marker-start-width="0.279cm" draw:marker-end-width="0.279cm" draw:fill="solid" draw:textarea-vertical-align="middle" fo:padding-top="0.151cm" fo:padding-bottom="0.156cm" fo:padding-left="0.276cm" fo:padding-right="0.276cm"/>
    </style:style>
    <style:style style:name="gr79" style:family="graphic" style:parent-style-name="objectwithoutfill">
      <style:graphic-properties svg:stroke-width="0.028cm" svg:stroke-color="#000000" draw:marker-start-width="0.242cm" draw:marker-end="Dimension_20_Lines" draw:marker-end-width="0.292cm" draw:fill="solid" draw:textarea-vertical-align="middle" fo:padding-top="0.139cm" fo:padding-bottom="0.144cm" fo:padding-left="0.264cm" fo:padding-right="0.264cm"/>
    </style:style>
    <style:style style:name="gr80" style:family="graphic" style:parent-style-name="objectwithoutfill">
      <style:graphic-properties svg:stroke-width="0.113cm" svg:stroke-color="#ffffff" draw:marker-start-width="0.368cm" draw:marker-end="Symmetric_20_Arrow" draw:marker-end-width="0.268cm" draw:fill="solid" draw:textarea-vertical-align="middle" fo:padding-top="0.18cm" fo:padding-bottom="0.185cm" fo:padding-left="0.305cm" fo:padding-right="0.305cm"/>
    </style:style>
    <style:style style:name="gr81" style:family="graphic" style:parent-style-name="objectwithoutfill">
      <style:graphic-properties svg:stroke-width="0.081cm" svg:stroke-color="#228b22" draw:marker-start-width="0.321cm" draw:marker-end="Symmetric_20_Arrow" draw:marker-end-width="0.221cm" svg:stroke-opacity="60%" draw:fill="solid" draw:textarea-vertical-align="middle" fo:padding-top="0.165cm" fo:padding-bottom="0.17cm" fo:padding-left="0.29cm" fo:padding-right="0.29cm"/>
    </style:style>
    <style:style style:name="gr82" style:family="graphic" style:parent-style-name="standard">
      <style:graphic-properties draw:stroke="none" svg:stroke-color="#000000" draw:fill="none" draw:fill-color="#ffffff" draw:auto-grow-width="true" fo:min-height="0.276cm" fo:min-width="0.887cm" fo:padding-top="0cm" fo:padding-bottom="0cm" fo:padding-left="0cm" fo:padding-right="0cm"/>
    </style:style>
    <style:style style:name="gr83" style:family="graphic" style:parent-style-name="objectwithoutfill">
      <style:graphic-properties svg:stroke-width="0.035cm" svg:stroke-color="#c0c0c0" draw:marker-start-width="0.252cm" draw:marker-end="Symmetric_20_Arrow" draw:marker-end-width="0.152cm" draw:fill="solid" draw:textarea-vertical-align="middle" fo:padding-top="0.142cm" fo:padding-bottom="0.147cm" fo:padding-left="0.267cm" fo:padding-right="0.267cm"/>
    </style:style>
    <style:style style:name="gr84" style:family="graphic" style:parent-style-name="standard">
      <style:graphic-properties draw:stroke="none" svg:stroke-color="#000000" draw:fill="none" draw:fill-color="#ffffff" draw:auto-grow-width="true" fo:min-height="0.551cm" fo:min-width="0.692cm" fo:padding-top="0cm" fo:padding-bottom="0cm" fo:padding-left="0cm" fo:padding-right="0cm"/>
    </style:style>
    <style:style style:name="gr85" style:family="graphic" style:parent-style-name="Reaction_5f_arrow">
      <style:graphic-properties svg:stroke-width="0.053cm" svg:stroke-color="#00bfff" draw:marker-start="" draw:marker-start-width="0.279cm" draw:marker-end="Symmetric_20_Arrow" draw:marker-end-width="0.277cm" fo:padding-top="0.151cm" fo:padding-bottom="0.156cm" fo:padding-left="0.276cm" fo:padding-right="0.276cm"/>
    </style:style>
    <style:style style:name="gr86" style:family="graphic" style:parent-style-name="Reaction_5f_arrow">
      <style:graphic-properties svg:stroke-width="0.053cm" svg:stroke-color="#00bfff" draw:marker-start="" draw:marker-start-width="0.127cm" draw:marker-end="Symmetric_20_Arrow" draw:marker-end-width="0.277cm" fo:padding-top="0.151cm" fo:padding-bottom="0.156cm" fo:padding-left="0.276cm" fo:padding-right="0.276cm"/>
    </style:style>
    <style:style style:name="gr87" style:family="graphic" style:parent-style-name="standard">
      <style:graphic-properties draw:stroke="none" svg:stroke-color="#000000" draw:fill="none" draw:fill-color="#ffffff" draw:auto-grow-width="true" fo:min-height="0.551cm" fo:min-width="0.591cm" fo:padding-top="0cm" fo:padding-bottom="0cm" fo:padding-left="0cm" fo:padding-right="0cm"/>
    </style:style>
    <style:style style:name="gr88" style:family="graphic" style:parent-style-name="standard">
      <style:graphic-properties svg:stroke-width="0.081cm" svg:stroke-color="#d01c8b" draw:marker-start-width="0.321cm" draw:marker-end-width="0.321cm" svg:stroke-opacity="20%" draw:fill="none" draw:fill-color="#729fcf" draw:textarea-horizontal-align="justify" draw:textarea-vertical-align="middle" draw:auto-grow-height="false" fo:min-height="5.146cm" fo:min-width="1.506cm" fo:padding-top="0.165cm" fo:padding-bottom="0.165cm" fo:padding-left="0.29cm" fo:padding-right="0.29cm"/>
    </style:style>
    <style:style style:name="gr89" style:family="graphic" style:parent-style-name="standard">
      <style:graphic-properties svg:stroke-width="0.081cm" svg:stroke-color="#c0c0c0" draw:marker-start-width="0.321cm" draw:marker-end-width="0.321cm" svg:stroke-opacity="100%" draw:fill="none" draw:fill-color="#729fcf" draw:textarea-horizontal-align="justify" draw:textarea-vertical-align="middle" draw:auto-grow-height="false" fo:min-height="0.869cm" fo:min-width="0.041cm" fo:padding-top="0.165cm" fo:padding-bottom="0.165cm" fo:padding-left="0.29cm" fo:padding-right="0.29cm"/>
    </style:style>
    <style:style style:name="gr90" style:family="graphic" style:parent-style-name="standard">
      <style:graphic-properties draw:stroke="none" svg:stroke-color="#000000" draw:fill="none" draw:fill-color="#ffffff" draw:auto-grow-width="true" fo:min-height="0.276cm" fo:min-width="1.035cm" fo:padding-top="0cm" fo:padding-bottom="0cm" fo:padding-left="0cm" fo:padding-right="0cm"/>
    </style:style>
    <style:style style:name="gr91" style:family="graphic" style:parent-style-name="Reaction_5f_arrow">
      <style:graphic-properties svg:stroke-width="0.053cm" svg:stroke-color="#ff0000" draw:marker-start="" draw:marker-start-width="0.127cm" draw:marker-end="Symmetric_20_Arrow" draw:marker-end-width="0.127cm" fo:padding-top="0.151cm" fo:padding-bottom="0.156cm" fo:padding-left="0.276cm" fo:padding-right="0.276cm"/>
    </style:style>
    <style:style style:name="gr92" style:family="graphic" style:parent-style-name="Reaction_5f_arrow">
      <style:graphic-properties svg:stroke-width="0.053cm" svg:stroke-color="#ff0000" draw:marker-start="" draw:marker-start-width="0.127cm" draw:marker-end-width="0.127cm" fo:padding-top="0.151cm" fo:padding-bottom="0.156cm" fo:padding-left="0.276cm" fo:padding-right="0.276cm"/>
    </style:style>
    <style:style style:name="gr93" style:family="graphic" style:parent-style-name="Reaction_5f_arrow">
      <style:graphic-properties svg:stroke-width="0.053cm" svg:stroke-color="#ff0000" draw:marker-start="Symmetric_20_Arrow" draw:marker-start-width="0.127cm" draw:marker-end="" draw:marker-end-width="0.279cm" fo:padding-top="0.151cm" fo:padding-bottom="0.156cm" fo:padding-left="0.276cm" fo:padding-right="0.276cm"/>
    </style:style>
    <style:style style:name="gr94" style:family="graphic" style:parent-style-name="Reaction_5f_arrow">
      <style:graphic-properties svg:stroke-width="0.035cm" svg:stroke-color="#c0c0c0" draw:marker-start-width="0.252cm" draw:marker-end-width="0.1cm" fo:padding-top="0.142cm" fo:padding-bottom="0.147cm" fo:padding-left="0.267cm" fo:padding-right="0.267cm"/>
    </style:style>
    <style:style style:name="gr95" style:family="graphic" style:parent-style-name="Label_5f_nxt_5f_arrow">
      <style:graphic-properties draw:stroke="solid" draw:stroke-dash="Ultrafine_20_2_20_Dots_20_3_20_Dashes" svg:stroke-width="0.035cm" svg:stroke-color="#c0c0c0" draw:marker-start-width="0.252cm" draw:marker-end-width="0.1cm" draw:fill-color="#000000" fo:padding-top="0.142cm" fo:padding-bottom="0.147cm" fo:padding-left="3.241cm" fo:padding-right="0.267cm"/>
    </style:style>
    <style:style style:name="gr96" style:family="graphic" style:parent-style-name="Reaction_5f_arrow">
      <style:graphic-properties svg:stroke-width="0.035cm" svg:stroke-color="#c0c0c0" draw:marker-start="" draw:marker-start-width="0.252cm" draw:marker-end-width="0.1cm" fo:padding-top="0.142cm" fo:padding-bottom="0.147cm" fo:padding-left="0.267cm" fo:padding-right="0.267cm"/>
    </style:style>
    <style:style style:name="gr97" style:family="graphic" style:parent-style-name="standard">
      <style:graphic-properties draw:stroke="none" svg:stroke-color="#000000" draw:fill="none" draw:fill-color="#ffffff" draw:auto-grow-width="true" fo:min-height="0.276cm" fo:min-width="1.221cm" fo:padding-top="0cm" fo:padding-bottom="0cm" fo:padding-left="0cm" fo:padding-right="0cm"/>
    </style:style>
    <style:style style:name="gr98" style:family="graphic" style:parent-style-name="standard">
      <style:graphic-properties draw:stroke="none" svg:stroke-color="#000000" draw:fill="none" draw:fill-color="#ffffff" draw:auto-grow-width="true" fo:min-height="0.276cm" fo:min-width="0.823cm" fo:padding-top="0cm" fo:padding-bottom="0cm" fo:padding-left="0cm" fo:padding-right="0cm"/>
    </style:style>
    <style:style style:name="gr99" style:family="graphic" style:parent-style-name="standard">
      <style:graphic-properties draw:stroke="none" svg:stroke-color="#000000" draw:fill="none" draw:fill-color="#ffffff" draw:auto-grow-width="true" fo:min-height="0.276cm" fo:min-width="0.845cm" fo:padding-top="0cm" fo:padding-bottom="0cm" fo:padding-left="0cm" fo:padding-right="0cm"/>
    </style:style>
    <style:style style:name="gr100" style:family="graphic" style:parent-style-name="standard">
      <style:graphic-properties svg:stroke-width="0.035cm" svg:stroke-color="#228b22" draw:marker-start-width="0.252cm" draw:marker-end-width="0.252cm" svg:stroke-opacity="80%" draw:fill="none" draw:textarea-horizontal-align="justify" draw:textarea-vertical-align="middle" draw:auto-grow-height="false" fo:min-height="2.064cm" fo:min-width="3.72cm" fo:padding-top="0.142cm" fo:padding-bottom="0.142cm" fo:padding-left="0.267cm" fo:padding-right="0.267cm"/>
    </style:style>
    <style:style style:name="gr101" style:family="graphic" style:parent-style-name="standard">
      <style:graphic-properties svg:stroke-width="0.035cm" svg:stroke-color="#d01c8b" draw:marker-start-width="0.252cm" draw:marker-end-width="0.252cm" svg:stroke-opacity="70%" draw:fill="none" draw:textarea-horizontal-align="justify" draw:textarea-vertical-align="middle" draw:auto-grow-height="false" fo:min-height="2.11cm" fo:min-width="3.766cm" fo:padding-top="0.142cm" fo:padding-bottom="0.142cm" fo:padding-left="0.267cm" fo:padding-right="0.267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style:font-name="Arial1" fo:font-size="5pt" fo:font-style="normal" fo:font-weight="normal"/>
    </style:style>
    <style:style style:name="P3" style:family="paragraph">
      <loext:graphic-properties draw:fill="none" draw:fill-color="#ffffff"/>
      <style:paragraph-properties fo:text-align="end"/>
      <style:text-properties fo:color="#c0c0c0" style:font-name="Arial1" fo:font-size="5pt" fo:font-style="normal" fo:font-weight="normal"/>
    </style:style>
    <style:style style:name="P4" style:family="paragraph">
      <loext:graphic-properties draw:fill="solid"/>
      <style:text-properties style:font-name="Arial1" fo:font-size="5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Arial1" fo:font-size="5pt" fo:font-style="normal" fo:font-weight="normal"/>
    </style:style>
    <style:style style:name="P7" style:family="paragraph">
      <loext:graphic-properties draw:fill="none" draw:fill-color="#ffffff"/>
      <style:paragraph-properties fo:text-align="center"/>
      <style:text-properties fo:color="#c0c0c0" style:font-name="Arial1" fo:font-size="5pt" fo:font-style="normal" fo:font-weight="normal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style:font-name="Arial1" fo:font-size="5pt" fo:font-style="normal" fo:font-weight="normal"/>
    </style:style>
    <style:style style:name="P10" style:family="paragraph">
      <loext:graphic-properties draw:fill="none" draw:fill-color="#ffffff"/>
      <style:paragraph-properties fo:text-align="start"/>
      <style:text-properties fo:color="#c0c0c0" style:font-name="Arial1" fo:font-size="5pt" fo:font-style="normal" fo:font-weight="normal"/>
    </style:style>
    <style:style style:name="P11" style:family="paragraph">
      <loext:graphic-properties draw:fill="solid" draw:fill-color="#000000"/>
      <style:paragraph-properties fo:text-align="center"/>
      <style:text-properties fo:font-size="5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/>
      <style:text-properties fo:color="#000000"/>
    </style:style>
    <style:style style:name="P14" style:family="paragraph">
      <loext:graphic-properties draw:fill="none" draw:fill-color="#ffffff"/>
      <style:paragraph-properties fo:text-align="center"/>
      <style:text-properties fo:color="#4dac26" style:font-name="Arial1" fo:font-size="5pt" fo:font-style="normal" fo:font-weight="bold" style:font-weight-asian="bold" style:font-weight-complex="bold"/>
    </style:style>
    <style:style style:name="P15" style:family="paragraph">
      <style:text-properties style:font-name="Arial1" fo:font-size="5pt" fo:font-style="normal" fo:font-weight="normal"/>
    </style:style>
    <style:style style:name="P16" style:family="paragraph">
      <loext:graphic-properties draw:fill="none" draw:fill-color="#729fcf"/>
      <style:paragraph-properties fo:text-align="center"/>
      <style:text-properties style:font-name="Arial1" fo:font-size="5pt" fo:font-style="normal" fo:font-weight="normal"/>
    </style:style>
    <style:style style:name="P17" style:family="paragraph">
      <style:text-properties fo:color="#000000" style:font-name="Arial1" fo:font-size="5pt" fo:font-style="normal" fo:font-weight="normal" fo:background-color="#ffffff"/>
    </style:style>
    <style:style style:name="P18" style:family="paragraph">
      <loext:graphic-properties draw:fill="none" draw:fill-color="#ffffff"/>
      <style:paragraph-properties fo:text-align="center"/>
      <style:text-properties fo:color="#b2b2b2" style:font-name="Arial1" fo:font-size="5pt" fo:font-style="normal" fo:font-weight="normal"/>
    </style:style>
    <style:style style:name="P19" style:family="paragraph">
      <loext:graphic-properties draw:fill="none" draw:fill-color="#ffffff"/>
      <style:paragraph-properties fo:text-align="center"/>
      <style:text-properties fo:color="#000000" style:font-name="Arial1" fo:font-size="5pt" fo:font-style="normal" fo:font-weight="normal"/>
    </style:style>
    <style:style style:name="P20" style:family="paragraph">
      <style:text-properties style:font-name="Arial1" fo:font-size="5pt" fo:font-style="normal" fo:font-weight="normal" fo:background-color="#ffffff"/>
    </style:style>
    <style:style style:name="P21" style:family="paragraph">
      <style:text-properties fo:color="#000000" style:font-name="Arial1" fo:font-size="5pt" fo:font-style="normal" fo:font-weight="normal"/>
    </style:style>
    <style:style style:name="P22" style:family="paragraph">
      <loext:graphic-properties draw:fill="none" draw:fill-color="#ffffff"/>
      <style:paragraph-properties fo:text-align="center"/>
      <style:text-properties style:font-name="Arial1" fo:font-size="5pt" fo:font-style="normal" fo:font-weight="bold" style:font-weight-asian="bold" style:font-weight-complex="bold"/>
    </style:style>
    <style:style style:name="P23" style:family="paragraph">
      <loext:graphic-properties draw:fill-color="#000000"/>
      <style:text-properties fo:color="#000000" style:font-name="Arial1" fo:font-size="5pt" fo:font-style="normal" fo:font-weight="normal"/>
    </style:style>
    <style:style style:name="P24" style:family="paragraph">
      <loext:graphic-properties draw:fill="none" draw:fill-color="#ffffff"/>
      <style:text-properties fo:color="#c0c0c0" style:font-name="Arial1" fo:font-size="5pt" fo:font-style="normal" fo:font-weight="normal" style:font-size-asian="12pt" style:font-size-complex="12pt"/>
    </style:style>
    <style:style style:name="P25" style:family="paragraph">
      <loext:graphic-properties draw:fill="none" draw:fill-color="#ffffff"/>
      <style:text-properties fo:color="#4dac26" style:font-name="Arial1" fo:font-size="5pt" fo:font-style="normal" fo:font-weight="bold" style:font-size-asian="12pt" style:font-weight-asian="bold" style:font-size-complex="12pt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color="#000000" style:font-name="Arial1" fo:font-size="5pt" fo:font-style="normal" fo:font-weight="bold" style:font-weight-asian="bold" style:font-weight-complex="bold"/>
    </style:style>
    <style:style style:name="P27" style:family="paragraph">
      <loext:graphic-properties draw:fill="none" draw:fill-color="#ffffff"/>
      <style:text-properties style:font-name="Arial1" fo:font-size="7pt" fo:font-weight="bold" style:font-size-asian="7pt" style:font-weight-asian="bold" style:font-size-complex="7pt" style:font-weight-complex="bold"/>
    </style:style>
    <style:style style:name="P28" style:family="paragraph">
      <loext:graphic-properties draw:fill="solid"/>
    </style:style>
    <style:style style:name="P29" style:family="paragraph">
      <loext:graphic-properties draw:fill="solid" draw:fill-color="#f5cd53"/>
      <style:paragraph-properties fo:text-align="center"/>
      <style:text-properties fo:font-size="5pt"/>
    </style:style>
    <style:style style:name="P30" style:family="paragraph">
      <loext:graphic-properties draw:fill="none" draw:fill-color="#ffffff"/>
      <style:paragraph-properties fo:text-align="center"/>
      <style:text-properties style:font-name="Arial1" fo:font-size="8pt" fo:font-weight="bold" style:font-size-asian="8pt" style:font-weight-asian="bold" style:font-size-complex="8pt" style:font-weight-complex="bold"/>
    </style:style>
    <style:style style:name="P31" style:family="paragraph">
      <loext:graphic-properties draw:fill="none" draw:fill-color="#ffffff"/>
      <style:paragraph-properties fo:text-align="center"/>
      <style:text-properties style:font-name="Arial1" fo:font-size="7pt" style:font-size-asian="7pt" style:font-size-complex="7pt"/>
    </style:style>
    <style:style style:name="P32" style:family="paragraph">
      <loext:graphic-properties draw:fill="solid"/>
      <style:text-properties style:font-name="Arial1" fo:font-size="5pt" fo:background-color="#ffffff" style:font-size-asian="5pt" style:font-size-complex="5pt"/>
    </style:style>
    <style:style style:name="P33" style:family="paragraph">
      <loext:graphic-properties draw:fill-color="#f5deb3"/>
      <style:paragraph-properties fo:text-align="center"/>
    </style:style>
    <style:style style:name="P34" style:family="paragraph">
      <loext:graphic-properties draw:fill="none" draw:fill-color="#ffffff"/>
      <style:text-properties style:font-name="Arial1" fo:font-size="5pt" style:font-size-asian="5pt" style:font-size-complex="5pt"/>
    </style:style>
    <style:style style:name="P35" style:family="paragraph">
      <loext:graphic-properties draw:fill="solid"/>
      <style:text-properties style:font-name="Arial1" fo:font-size="5pt" style:font-size-asian="5pt" style:font-size-complex="5pt"/>
    </style:style>
    <style:style style:name="P36" style:family="paragraph">
      <loext:graphic-properties draw:fill="solid"/>
      <style:text-properties style:font-name="Arial1" fo:font-size="5pt" fo:background-color="#cfe7f5" style:font-size-asian="5pt" style:font-size-complex="5pt"/>
    </style:style>
    <style:style style:name="P37" style:family="paragraph">
      <loext:graphic-properties draw:fill="none" draw:fill-color="#ffffff"/>
      <style:paragraph-properties fo:text-align="center"/>
      <style:text-properties style:font-name="Arial1" fo:font-size="5pt" style:font-size-asian="5pt" style:font-size-complex="5pt"/>
    </style:style>
    <style:style style:name="P38" style:family="paragraph">
      <loext:graphic-properties draw:fill="solid"/>
      <style:paragraph-properties fo:text-align="center"/>
      <style:text-properties style:font-name="Arial1" fo:font-size="7pt" fo:background-color="transparent" style:font-size-asian="7pt" style:font-size-complex="7pt"/>
    </style:style>
    <style:style style:name="P39" style:family="paragraph">
      <loext:graphic-properties draw:fill="solid"/>
      <style:text-properties fo:color="#000000" style:font-name="Arial1" fo:font-size="5pt" fo:background-color="#ffffff" style:font-size-asian="5pt" style:font-size-complex="5pt"/>
    </style:style>
    <style:style style:name="P40" style:family="paragraph">
      <loext:graphic-properties draw:fill="none" draw:fill-color="#ffffff"/>
      <style:text-properties style:font-name="Arial1" fo:font-size="5pt" fo:background-color="transparent" style:font-size-asian="5pt" style:font-size-complex="5pt"/>
    </style:style>
    <style:style style:name="P41" style:family="paragraph">
      <loext:graphic-properties draw:fill="none" draw:fill-color="#ffffff"/>
      <style:paragraph-properties fo:text-align="center"/>
      <style:text-properties fo:color="#00bfff" style:font-name="Arial1" fo:font-size="5pt" fo:font-weight="bold" fo:background-color="#ffffff" style:font-size-asian="5pt" style:font-weight-asian="bold" style:font-size-complex="5pt" style:font-weight-complex="bold"/>
    </style:style>
    <style:style style:name="P42" style:family="paragraph">
      <loext:graphic-properties draw:fill="none" draw:fill-color="#ffffff"/>
      <style:text-properties fo:color="#c0c0c0" style:font-name="Arial1" fo:font-size="5pt" fo:font-weight="normal" fo:background-color="transparent" style:font-size-asian="5pt" style:font-weight-asian="normal" style:font-size-complex="5pt" style:font-weight-complex="normal"/>
    </style:style>
    <style:style style:name="P43" style:family="paragraph">
      <loext:graphic-properties draw:fill="none" draw:fill-color="#ffffff"/>
      <style:paragraph-properties fo:text-align="center"/>
      <style:text-properties fo:color="#00bfff" style:font-name="Arial1" fo:font-size="8pt" fo:font-weight="bold" style:font-size-asian="8pt" style:font-weight-asian="bold" style:font-size-complex="8pt" style:font-weight-complex="bold"/>
    </style:style>
    <style:style style:name="P44" style:family="paragraph">
      <loext:graphic-properties draw:fill="solid"/>
      <style:text-properties fo:background-color="#ffffff"/>
    </style:style>
    <style:style style:name="P45" style:family="paragraph">
      <loext:graphic-properties draw:fill="none" draw:fill-color="#ffffff"/>
      <style:paragraph-properties fo:text-align="end"/>
      <style:text-properties fo:color="#000000" style:font-name="Arial1" fo:font-size="5pt" fo:font-style="normal" fo:font-weight="normal"/>
    </style:style>
    <style:style style:name="P46" style:family="paragraph">
      <loext:graphic-properties draw:fill="none" draw:fill-color="#ffffff"/>
      <style:paragraph-properties fo:text-align="start"/>
      <style:text-properties fo:color="#000000" style:font-name="Arial1" fo:font-size="5pt" fo:font-style="normal" fo:font-weight="normal"/>
    </style:style>
    <style:style style:name="P47" style:family="paragraph">
      <loext:graphic-properties draw:fill="none" draw:fill-color="#ffffff"/>
      <style:paragraph-properties fo:text-align="center"/>
      <style:text-properties fo:color="#d01c8b" style:font-name="Arial1" fo:font-size="5pt" fo:font-style="normal" fo:font-weight="bold" style:font-weight-asian="bold" style:font-weight-complex="bold"/>
    </style:style>
    <style:style style:name="P48" style:family="paragraph">
      <loext:graphic-properties draw:fill="none" draw:fill-color="#729fcf"/>
      <style:paragraph-properties fo:text-align="center"/>
      <style:text-properties fo:color="#c0c0c0" style:font-name="Arial1" fo:font-size="5pt" fo:font-style="normal" fo:font-weight="normal"/>
    </style:style>
    <style:style style:name="P49" style:family="paragraph">
      <loext:graphic-properties draw:fill="none" draw:fill-color="#ffffff"/>
      <style:text-properties fo:color="#d01c8b" style:font-name="Arial1" fo:font-size="5pt" fo:font-style="normal" fo:font-weight="bold" style:font-size-asian="12pt" style:font-weight-asian="bold" style:font-size-complex="12pt" style:font-weight-complex="bold"/>
    </style:style>
    <style:style style:name="T1" style:family="text">
      <style:text-properties style:font-name="Arial1" fo:font-size="7pt" fo:font-style="normal" fo:font-weight="normal" style:font-size-asian="22pt" style:font-size-complex="22pt"/>
    </style:style>
    <style:style style:name="T2" style:family="text">
      <style:text-properties fo:color="#c0c0c0" style:font-name="Arial1" fo:font-size="7pt" fo:font-style="normal" fo:font-weight="normal" style:font-size-asian="22pt" style:font-size-complex="22pt"/>
    </style:style>
    <style:style style:name="T3" style:family="text">
      <style:text-properties fo:color="#c0c0c0" style:text-position="0% 100%" style:font-name="Arial1" fo:font-size="7pt" fo:font-style="normal" fo:font-weight="normal" style:font-size-asian="22pt" style:font-size-complex="22pt"/>
    </style:style>
    <style:style style:name="T4" style:family="text">
      <style:text-properties style:text-position="-33% 58%" style:font-name="Arial1" fo:font-size="7pt" fo:font-style="normal" fo:font-weight="normal" style:font-size-asian="22pt" style:font-size-complex="22pt"/>
    </style:style>
    <style:style style:name="T5" style:family="text">
      <style:text-properties fo:color="#c0c0c0" style:text-position="-33% 58%" style:font-name="Arial1" fo:font-size="7pt" fo:font-style="normal" fo:font-weight="normal" style:font-size-asian="22pt" style:font-size-complex="22pt"/>
    </style:style>
    <style:style style:name="T6" style:family="text">
      <style:text-properties style:text-position="0% 100%" style:font-name="Arial1" fo:font-size="7pt" fo:font-style="normal" fo:font-weight="normal" style:font-size-asian="22pt" style:font-size-complex="22pt"/>
    </style:style>
    <style:style style:name="T7" style:family="text">
      <style:text-properties style:font-name="Arial1" fo:font-size="5pt"/>
    </style:style>
    <style:style style:name="T8" style:family="text">
      <style:text-properties fo:color="#4dac26" style:font-name="Arial1" fo:font-size="7pt" fo:font-style="normal" fo:font-weight="bold" style:font-size-asian="22pt" style:font-weight-asian="bold" style:font-size-complex="22pt" style:font-weight-complex="bold"/>
    </style:style>
    <style:style style:name="T9" style:family="text">
      <style:text-properties fo:color="#000000" style:font-name="Arial1" fo:font-size="7pt" fo:font-style="normal" fo:font-weight="normal" fo:background-color="#ffffff" style:font-size-asian="14pt" style:font-size-complex="14pt"/>
    </style:style>
    <style:style style:name="T10" style:family="text">
      <style:text-properties fo:color="#b2b2b2" style:font-name="Arial1" fo:font-size="7pt" fo:font-style="normal" fo:font-weight="normal" style:font-size-asian="22pt" style:font-size-complex="22pt"/>
    </style:style>
    <style:style style:name="T11" style:family="text">
      <style:text-properties fo:color="#000000" style:font-name="Arial1" fo:font-size="7pt" fo:font-style="normal" fo:font-weight="normal" style:font-size-asian="22pt" style:font-size-complex="22pt"/>
    </style:style>
    <style:style style:name="T12" style:family="text">
      <style:text-properties fo:color="#000000" style:font-name="Arial1" fo:font-size="5pt" fo:font-style="normal" fo:font-weight="normal" fo:background-color="#ffffff"/>
    </style:style>
    <style:style style:name="T13" style:family="text">
      <style:text-properties style:font-name="Arial1" fo:font-size="7pt" fo:font-style="normal" fo:font-weight="normal" fo:background-color="#ffffff" style:font-size-asian="14pt" style:font-size-complex="14pt"/>
    </style:style>
    <style:style style:name="T14" style:family="text">
      <style:text-properties style:font-name="Arial1" fo:font-size="7pt" fo:font-style="normal" fo:font-weight="bold" style:font-size-asian="22pt" style:font-weight-asian="bold" style:font-size-complex="22pt" style:font-weight-complex="bold"/>
    </style:style>
    <style:style style:name="T15" style:family="text">
      <style:text-properties fo:color="#c0c0c0" style:font-name="Arial1" fo:font-size="7pt" fo:font-style="normal" fo:font-weight="normal" style:font-size-asian="14pt" style:font-size-complex="14pt"/>
    </style:style>
    <style:style style:name="T16" style:family="text">
      <style:text-properties fo:color="#4dac26" style:font-name="Arial1" fo:font-size="7pt" fo:font-style="normal" fo:font-weight="bold" style:font-size-asian="14pt" style:font-weight-asian="bold" style:font-size-complex="14pt" style:font-weight-complex="bold"/>
    </style:style>
    <style:style style:name="T17" style:family="text">
      <style:text-properties fo:color="#b2b2b2" style:text-position="0% 100%" style:font-name="Arial1" fo:font-size="7pt" fo:font-style="normal" fo:font-weight="normal" style:font-size-asian="22pt" style:font-size-complex="22pt"/>
    </style:style>
    <style:style style:name="T18" style:family="text">
      <style:text-properties fo:color="#000000" style:font-name="Arial1" fo:font-size="7pt" fo:font-style="normal" fo:font-weight="bold" style:font-size-asian="22pt" style:font-weight-asian="bold" style:font-size-complex="22pt" style:font-weight-complex="bold"/>
    </style:style>
    <style:style style:name="T19" style:family="text">
      <style:text-properties style:font-name="Arial1" fo:font-size="7pt" fo:font-weight="bold" style:font-size-asian="7pt" style:font-weight-asian="bold" style:font-size-complex="7pt" style:font-weight-complex="bold"/>
    </style:style>
    <style:style style:name="T20" style:family="text">
      <style:text-properties style:font-name="Arial1" fo:font-size="9pt" fo:font-weight="bold" style:font-size-asian="9pt" style:font-weight-asian="bold" style:font-size-complex="9pt" style:font-weight-complex="bold"/>
    </style:style>
    <style:style style:name="T21" style:family="text">
      <style:text-properties style:font-name="Arial1" fo:font-size="7pt" style:font-size-asian="7pt" style:font-size-complex="7pt"/>
    </style:style>
    <style:style style:name="T22" style:family="text">
      <style:text-properties style:text-position="33% 58%" style:font-name="Arial1" fo:font-size="7pt" style:font-size-asian="7pt" style:font-size-complex="7pt"/>
    </style:style>
    <style:style style:name="T23" style:family="text">
      <style:text-properties style:text-position="0% 100%" style:font-name="Arial1" fo:font-size="7pt" style:font-size-asian="7pt" style:font-size-complex="7pt"/>
    </style:style>
    <style:style style:name="T24" style:family="text">
      <style:text-properties style:text-position="-33% 58%" style:font-name="Arial1" fo:font-size="7pt" style:font-size-asian="7pt" style:font-size-complex="7pt"/>
    </style:style>
    <style:style style:name="T25" style:family="text">
      <style:text-properties style:text-position="33% 58%" style:font-name="Arial1" fo:font-size="7pt" fo:font-weight="bold" style:font-size-asian="7pt" style:font-weight-asian="bold" style:font-size-complex="7pt" style:font-weight-complex="bold"/>
    </style:style>
    <style:style style:name="T26" style:family="text">
      <style:text-properties style:font-name="Arial1" fo:font-size="7pt" fo:background-color="#ffffff" style:font-size-asian="7pt" style:font-size-complex="7pt"/>
    </style:style>
    <style:style style:name="T27" style:family="text">
      <style:text-properties style:font-name="Arial" fo:font-size="7pt" style:font-name-asian="Arial" style:font-size-asian="7pt" style:font-name-complex="Arial" style:font-size-complex="7pt"/>
    </style:style>
    <style:style style:name="T28" style:family="text">
      <style:text-properties style:font-name="Arial1" fo:font-size="7pt" style:font-name-asian="Arial" style:font-size-asian="7pt" style:font-name-complex="Arial" style:font-size-complex="7pt"/>
    </style:style>
    <style:style style:name="T29" style:family="text">
      <style:text-properties style:font-name="Arial1" fo:font-size="5pt" style:font-size-asian="5pt" style:font-size-complex="5pt"/>
    </style:style>
    <style:style style:name="T30" style:family="text">
      <style:text-properties style:font-name="Arial1" fo:font-size="7pt" fo:background-color="transparent" style:font-size-asian="7pt" style:font-size-complex="7pt"/>
    </style:style>
    <style:style style:name="T31" style:family="text">
      <style:text-properties style:font-name="Arial1" fo:font-size="5pt" fo:background-color="#cfe7f5" style:font-size-asian="5pt" style:font-size-complex="5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letter-kerning="true" fo:background-color="transparent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letter-kerning="true" fo:background-color="#f5deb3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font-name="Arial1" fo:font-size="7pt" fo:background-color="#ffffff" style:font-size-asian="7pt" style:font-size-complex="7pt"/>
    </style:style>
    <style:style style:name="T35" style:family="text">
      <style:text-properties fo:color="#000000" style:font-name="Arial1" fo:font-size="7pt" fo:background-color="transparent" style:font-size-asian="7pt" style:font-size-complex="7pt"/>
    </style:style>
    <style:style style:name="T36" style:family="text">
      <style:text-properties fo:color="#00bfff" style:font-name="Arial1" fo:font-size="7pt" fo:font-weight="bold" fo:background-color="#ffffff" style:font-size-asian="7pt" style:font-weight-asian="bold" style:font-size-complex="7pt" style:font-weight-complex="bold"/>
    </style:style>
    <style:style style:name="T37" style:family="text">
      <style:text-properties fo:color="#c0c0c0" style:font-name="Arial1" fo:font-size="11pt" fo:font-weight="normal" fo:background-color="transparent" style:font-size-asian="11pt" style:font-weight-asian="normal" style:font-size-complex="11pt" style:font-weight-complex="normal"/>
    </style:style>
    <style:style style:name="T38" style:family="text">
      <style:text-properties fo:color="#00bfff" style:font-name="Arial1" fo:font-size="8pt" fo:font-weight="bold" style:font-size-asian="8pt" style:font-weight-asian="bold" style:font-size-complex="8pt" style:font-weight-complex="bold"/>
    </style:style>
    <style:style style:name="T39" style:family="text">
      <style:text-properties fo:color="#000000" style:text-position="0% 100%" style:font-name="Arial1" fo:font-size="7pt" fo:font-style="normal" fo:font-weight="normal" style:font-size-asian="22pt" style:font-size-complex="22pt"/>
    </style:style>
    <style:style style:name="T40" style:family="text">
      <style:text-properties fo:color="#000000" style:text-position="-33% 58%" style:font-name="Arial1" fo:font-size="7pt" fo:font-style="normal" fo:font-weight="normal" style:font-size-asian="22pt" style:font-size-complex="22pt"/>
    </style:style>
    <style:style style:name="T41" style:family="text">
      <style:text-properties fo:color="#d01c8b" style:font-name="Arial1" fo:font-size="7pt" fo:font-style="normal" fo:font-weight="bold" style:font-size-asian="22pt" style:font-weight-asian="bold" style:font-size-complex="22pt" style:font-weight-complex="bold"/>
    </style:style>
    <style:style style:name="T42" style:family="text">
      <style:text-properties fo:color="#d01c8b" style:font-name="Arial1" fo:font-size="7pt" fo:font-style="normal" fo:font-weight="bold" style:font-size-asian="14pt" style:font-weight-asian="bold" style:font-size-complex="14pt" style:font-weight-complex="bold"/>
    </style:style>
    <style:style style:name="T43" style:family="text">
      <style:text-properties fo:color="#000000" style:text-position="0% 100%" style:font-name="Arial1" fo:font-size="7pt" fo:font-style="normal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xml:id="id1" draw:id="id1" draw:layer="layout" svg:width="0.866cm" svg:height="0.276cm" svg:x="6.124cm" svg:y="10.289cm">
            <draw:text-box>
              <text:p text:style-name="P1"><text:span text:style-name="T1">N</text:span><text:span text:style-name="T1">A</text:span><text:span text:style-name="T1">D</text:span><text:span text:style-name="T1">P</text:span><text:span text:style-name="T1">H</text:span></text:p>
            </draw:text-box>
          </draw:frame>
          <draw:frame draw:style-name="gr2" draw:text-style-name="P3" xml:id="id2" draw:id="id2" draw:layer="layout" svg:width="0.832cm" svg:height="0.276cm" svg:x="6.176cm" svg:y="10.937cm">
            <draw:text-box>
              <text:p text:style-name="P1"><text:span text:style-name="T2">N</text:span><text:span text:style-name="T2">A</text:span><text:span text:style-name="T2">D</text:span><text:span text:style-name="T2">P</text:span><text:span text:style-name="T3">+</text:span></text:p>
            </draw:text-box>
          </draw:frame>
          <draw:connector draw:style-name="gr3" draw:text-style-name="P4" draw:layer="layout" draw:type="curve" draw:line-skew="-0.254cm" svg:x1="6.99cm" svg:y1="10.427cm" svg:x2="7.008cm" svg:y2="11.075cm" draw:start-shape="id1" draw:start-glue-point="1" draw:end-shape="id2" svg:d="M6990 10427c396 0 387 648 18 648" svg:viewBox="0 0 297 649">
            <text:p/>
          </draw:connector>
          <draw:frame draw:style-name="gr4" draw:text-style-name="P6" xml:id="id4" draw:id="id4" draw:layer="layout" svg:width="1.471cm" svg:height="0.335cm" svg:x="7.642cm" svg:y="10.268cm">
            <draw:text-box>
              <text:p text:style-name="P5"><text:span text:style-name="T1">GSH, TXN</text:span><text:span text:style-name="T4">RED</text:span></text:p>
            </draw:text-box>
          </draw:frame>
          <draw:frame draw:style-name="gr5" draw:text-style-name="P7" xml:id="id3" draw:id="id3" draw:layer="layout" svg:width="1.534cm" svg:height="0.335cm" svg:x="7.611cm" svg:y="10.916cm">
            <draw:text-box>
              <text:p text:style-name="P5"><text:span text:style-name="T2">GSSH, TXN</text:span><text:span text:style-name="T5">OX</text:span></text:p>
            </draw:text-box>
          </draw:frame>
          <draw:frame draw:style-name="gr6" draw:text-style-name="P9" xml:id="id6" draw:id="id6" draw:layer="layout" svg:width="0.451cm" svg:height="0.335cm" svg:x="9.717cm" svg:y="10.268cm">
            <draw:text-box>
              <text:p text:style-name="P8"><text:span text:style-name="T1">H</text:span><text:span text:style-name="T4">2</text:span><text:span text:style-name="T6">O</text:span></text:p>
            </draw:text-box>
          </draw:frame>
          <draw:frame draw:style-name="gr7" draw:text-style-name="P10" xml:id="id5" draw:id="id5" draw:layer="layout" svg:width="0.531cm" svg:height="0.335cm" svg:x="9.706cm" svg:y="10.916cm">
            <draw:text-box>
              <text:p text:style-name="P8"><text:span text:style-name="T2">H</text:span><text:span text:style-name="T5">2</text:span><text:span text:style-name="T3">O</text:span><text:span text:style-name="T5">2</text:span></text:p>
            </draw:text-box>
          </draw:frame>
          <draw:connector draw:style-name="gr8" draw:text-style-name="P4" draw:layer="layout" draw:type="curve" draw:line-skew="0.253cm" svg:x1="7.611cm" svg:y1="11.083cm" svg:x2="7.642cm" svg:y2="10.435cm" draw:start-shape="id3" draw:start-glue-point="3" draw:end-shape="id4" draw:end-glue-point="3" svg:d="M7611 11083c-370 0-386-648 31-648" svg:viewBox="0 0 312 649">
            <text:p><text:span text:style-name="T7"><text:s text:c="16"/></text:span></text:p>
          </draw:connector>
          <draw:connector draw:style-name="gr3" draw:text-style-name="P4" draw:layer="layout" draw:type="curve" draw:line-skew="-0.312cm" svg:x1="9.113cm" svg:y1="10.435cm" svg:x2="9.145cm" svg:y2="11.083cm" draw:start-shape="id4" draw:start-glue-point="1" draw:end-shape="id3" draw:end-glue-point="1" svg:d="M9113 10435c330 0 314 648 32 648" svg:viewBox="0 0 247 649">
            <text:p/>
          </draw:connector>
          <draw:connector draw:style-name="gr3" draw:text-style-name="P4" draw:layer="layout" draw:type="curve" draw:line-skew="0.224cm" svg:x1="9.706cm" svg:y1="11.083cm" svg:x2="9.717cm" svg:y2="10.435cm" draw:start-shape="id5" draw:start-glue-point="3" draw:end-shape="id6" draw:end-glue-point="3" svg:d="M9706 11083c-414 0-419-648 11-648" svg:viewBox="0 0 323 649">
            <text:p/>
          </draw:connector>
        </draw:g>
        <draw:custom-shape draw:style-name="gr9" draw:text-style-name="P11" draw:layer="layout" svg:width="0.501cm" svg:height="0.501cm" svg:x="6.4cm" svg:y="9.21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2" draw:layer="layout" svg:width="8.9cm" svg:height="17.2cm" svg:x="1.552cm" svg:y="1.4cm">
          <text:p/>
          <draw:enhanced-geometry svg:viewBox="0 0 21600 21600" draw:type="rectangle" draw:enhanced-path="M 0 0 L 21600 0 21600 21600 0 21600 0 0 Z N"/>
        </draw:custom-shape>
        <draw:g>
          <draw:connector draw:style-name="gr11" draw:text-style-name="P13" draw:layer="layout" draw:type="curve" draw:line-skew="0.301cm" svg:x1="9.415cm" svg:y1="3.662cm" svg:x2="9.409cm" svg:y2="2.686cm" draw:start-shape="id7" draw:start-glue-point="3" draw:end-shape="id8" draw:end-glue-point="3" svg:d="M9415 3662c-307 0-304-976-6-976" svg:viewBox="0 0 231 977">
            <text:p/>
          </draw:connector>
          <draw:frame draw:style-name="gr12" draw:text-style-name="P6" xml:id="id11" draw:id="id11" draw:layer="layout" svg:width="0.899cm" svg:height="0.276cm" svg:x="7.45cm" svg:y="1.853cm">
            <draw:text-box>
              <text:p text:style-name="P5"><text:span text:style-name="T1">Glucose</text:span></text:p>
            </draw:text-box>
          </draw:frame>
          <draw:frame draw:style-name="gr13" draw:text-style-name="P14" xml:id="id9" draw:id="id9" draw:layer="layout" svg:width="0.692cm" svg:height="0.276cm" svg:x="6.125cm" svg:y="7.163cm">
            <draw:text-box>
              <text:p text:style-name="P5"><text:span text:style-name="T8">ATP</text:span></text:p>
            </draw:text-box>
          </draw:frame>
          <draw:connector draw:style-name="gr14" draw:text-style-name="P15" draw:layer="layout" draw:type="line" svg:x1="6.817cm" svg:y1="7.301cm" svg:x2="7.455cm" svg:y2="7.298cm" draw:start-shape="id9" draw:start-glue-point="1" svg:d="M6817 7301l638-3" svg:viewBox="0 0 639 4">
            <text:p/>
          </draw:connector>
          <draw:connector draw:style-name="gr15" draw:text-style-name="P15" draw:layer="layout" draw:type="line" svg:x1="6.767cm" svg:y1="4.641cm" svg:x2="7.593cm" svg:y2="4.637cm" draw:start-shape="id10" draw:start-glue-point="1" svg:d="M6767 4641l826-4" svg:viewBox="0 0 827 5">
            <text:p/>
          </draw:connector>
          <draw:frame draw:style-name="gr16" draw:text-style-name="P14" xml:id="id10" draw:id="id10" draw:layer="layout" svg:width="0.591cm" svg:height="0.276cm" svg:x="6.176cm" svg:y="4.503cm">
            <draw:text-box>
              <text:p text:style-name="P5"><text:span text:style-name="T8">ATP</text:span></text:p>
            </draw:text-box>
          </draw:frame>
          <draw:custom-shape draw:style-name="gr17" draw:text-style-name="P16" draw:layer="layout" svg:width="2.31cm" svg:height="5.7cm" svg:x="6.05cm" svg:y="2.5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6" draw:layer="layout" svg:width="0.687cm" svg:height="1.265cm" svg:x="8.483cm" svg:y="2.5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6" xml:id="id12" draw:id="id12" draw:layer="layout" svg:width="0.493cm" svg:height="0.376cm" svg:x="7.653cm" svg:y="2.714cm">
            <draw:text-box>
              <text:p text:style-name="P5"><text:span text:style-name="T1">G6P</text:span></text:p>
            </draw:text-box>
          </draw:frame>
          <draw:frame draw:style-name="gr20" draw:text-style-name="P6" xml:id="id13" draw:id="id13" draw:layer="layout" svg:width="0.451cm" svg:height="0.376cm" svg:x="7.674cm" svg:y="3.847cm">
            <draw:text-box>
              <text:p text:style-name="P5"><text:span text:style-name="T1">F6P</text:span></text:p>
            </draw:text-box>
          </draw:frame>
          <draw:frame draw:style-name="gr21" draw:text-style-name="P6" xml:id="id16" draw:id="id16" draw:layer="layout" svg:width="0.658cm" svg:height="0.376cm" svg:x="7.571cm" svg:y="5.903cm">
            <draw:text-box>
              <text:p text:style-name="P5"><text:span text:style-name="T1">GA3P</text:span></text:p>
            </draw:text-box>
          </draw:frame>
          <draw:frame draw:style-name="gr22" draw:text-style-name="P6" xml:id="id17" draw:id="id17" draw:layer="layout" svg:width="0.497cm" svg:height="0.276cm" svg:x="7.651cm" svg:y="6.653cm">
            <draw:text-box>
              <text:p text:style-name="P5"><text:span text:style-name="T1">PEP</text:span></text:p>
            </draw:text-box>
          </draw:frame>
          <draw:frame draw:style-name="gr23" draw:text-style-name="P6" xml:id="id15" draw:id="id15" draw:layer="layout" svg:width="0.967cm" svg:height="0.276cm" svg:x="7.416cm" svg:y="7.765cm">
            <draw:text-box>
              <text:p text:style-name="P5"><text:span text:style-name="T1">Pyruvate</text:span></text:p>
            </draw:text-box>
          </draw:frame>
          <draw:connector draw:style-name="gr24" draw:text-style-name="P17" draw:layer="layout" draw:type="line" svg:x1="7.899cm" svg:y1="2.129cm" svg:x2="7.899cm" svg:y2="2.714cm" draw:start-shape="id11" draw:start-glue-point="2" draw:end-shape="id12" draw:end-glue-point="0" svg:d="M7899 2129v585" svg:viewBox="0 0 1 586">
            <text:p><text:span text:style-name="T9">HEX</text:span></text:p>
          </draw:connector>
          <draw:frame draw:style-name="gr25" draw:text-style-name="P18" draw:layer="layout" svg:width="0.641cm" svg:height="0.551cm" svg:x="6.151cm" svg:y="3.76cm">
            <draw:text-box>
              <text:p text:style-name="P5"><text:span text:style-name="T10">F2,6</text:span></text:p>
              <text:p text:style-name="P5"><text:span text:style-name="T10">BP </text:span></text:p>
            </draw:text-box>
          </draw:frame>
          <draw:frame draw:style-name="gr26" draw:text-style-name="P19" xml:id="id14" draw:id="id14" draw:layer="layout" svg:width="0.883cm" svg:height="0.376cm" svg:x="7.458cm" svg:y="5.253cm">
            <draw:text-box>
              <text:p text:style-name="P5"><text:span text:style-name="T11">F1,6BP </text:span></text:p>
            </draw:text-box>
          </draw:frame>
          <draw:connector draw:style-name="gr27" draw:text-style-name="P17" draw:layer="layout" draw:type="line" svg:x1="7.899cm" svg:y1="4.223cm" svg:x2="7.899cm" svg:y2="5.253cm" draw:start-shape="id13" draw:start-glue-point="2" draw:end-shape="id14" draw:end-glue-point="0" svg:d="M7899 4223v1030" svg:viewBox="0 0 1 1031">
            <text:p><text:span text:style-name="T9">PFK</text:span></text:p>
            <text:p><text:span text:style-name="T12"/></text:p>
          </draw:connector>
          <draw:connector draw:style-name="gr27" draw:text-style-name="P17" draw:layer="layout" draw:type="line" svg:x1="7.899cm" svg:y1="6.929cm" svg:x2="7.899cm" svg:y2="7.765cm" draw:end-shape="id15" draw:end-glue-point="0" svg:d="M7899 6929v836" svg:viewBox="0 0 1 837">
            <text:p><text:span text:style-name="T9">PKM1</text:span></text:p>
          </draw:connector>
          <draw:connector draw:style-name="gr28" draw:text-style-name="P15" draw:layer="layout" draw:type="line" svg:x1="7.899cm" svg:y1="3.09cm" svg:x2="7.899cm" svg:y2="3.847cm" draw:start-shape="id12" draw:start-glue-point="2" draw:end-shape="id13" svg:d="M7899 3090v757" svg:viewBox="0 0 1 758">
            <text:p/>
          </draw:connector>
          <draw:connector draw:style-name="gr29" draw:text-style-name="P20" draw:layer="layout" draw:type="line" svg:x1="7.674cm" svg:y1="4.035cm" svg:x2="6.704cm" svg:y2="4.042cm" draw:start-shape="id13" draw:start-glue-point="3" svg:d="M7674 4035l-970 7" svg:viewBox="0 0 971 8">
            <text:p><text:span text:style-name="T13">PFK</text:span></text:p>
            <text:p><text:span text:style-name="T13">FB3</text:span></text:p>
          </draw:connector>
          <draw:connector draw:style-name="gr30" draw:text-style-name="P21" draw:layer="layout" draw:type="line" svg:x1="7.899cm" svg:y1="5.629cm" svg:x2="7.9cm" svg:y2="5.903cm" draw:start-shape="id14" draw:start-glue-point="2" draw:end-shape="id16" draw:end-glue-point="0" svg:d="M7899 5629l1 274" svg:viewBox="0 0 2 275">
            <text:p/>
          </draw:connector>
          <draw:connector draw:style-name="gr31" draw:text-style-name="P15" draw:layer="layout" draw:type="line" svg:x1="7.899cm" svg:y1="6.653cm" svg:x2="7.9cm" svg:y2="6.279cm" draw:start-shape="id17" draw:end-shape="id16" draw:end-glue-point="2" svg:d="M7899 6653l1-374" svg:viewBox="0 0 2 375">
            <text:p/>
          </draw:connector>
          <draw:frame draw:style-name="gr32" draw:text-style-name="P22" xml:id="id18" draw:id="id18" draw:layer="layout" svg:width="0.523cm" svg:height="0.276cm" svg:x="6.933cm" svg:y="2.764cm">
            <draw:text-box>
              <text:p text:style-name="P5"><text:span text:style-name="T14">APC</text:span></text:p>
            </draw:text-box>
          </draw:frame>
          <draw:connector draw:style-name="gr33" draw:text-style-name="P15" draw:layer="layout" draw:type="line" svg:x1="7.194cm" svg:y1="3.04cm" svg:x2="7.188cm" svg:y2="3.684cm" draw:start-shape="id18" draw:start-glue-point="2" svg:d="M7194 3040l-6 644" svg:viewBox="0 0 7 645">
            <text:p/>
          </draw:connector>
          <draw:frame draw:style-name="gr34" draw:text-style-name="P19" xml:id="id19" draw:id="id19" draw:layer="layout" svg:width="0.561cm" svg:height="0.276cm" svg:x="8.554cm" svg:y="2.764cm">
            <draw:text-box>
              <text:p text:style-name="P5"><text:span text:style-name="T11"><text:s/></text:span><text:span text:style-name="T11">6PG</text:span></text:p>
            </draw:text-box>
          </draw:frame>
          <draw:connector draw:style-name="gr35" draw:text-style-name="P21" draw:layer="layout" draw:type="line" svg:x1="8.146cm" svg:y1="2.902cm" svg:x2="8.554cm" svg:y2="2.902cm" draw:start-shape="id12" draw:start-glue-point="1" draw:end-shape="id19" draw:end-glue-point="3" svg:d="M8146 2902h408" svg:viewBox="0 0 409 1">
            <text:p/>
          </draw:connector>
          <draw:frame draw:style-name="gr36" draw:text-style-name="P19" xml:id="id20" draw:id="id20" draw:layer="layout" svg:width="0.48cm" svg:height="0.376cm" svg:x="8.594cm" svg:y="3.353cm">
            <draw:text-box>
              <text:p text:style-name="P5"><text:span text:style-name="T11">R5P</text:span></text:p>
            </draw:text-box>
          </draw:frame>
          <draw:connector draw:style-name="gr37" draw:text-style-name="P23" draw:layer="layout" draw:type="lines" draw:line-skew="1.745cm 0.105cm" svg:x1="8.834cm" svg:y1="3.729cm" svg:x2="8.229cm" svg:y2="6.091cm" draw:start-shape="id20" draw:start-glue-point="2" draw:end-shape="id16" draw:end-glue-point="1" svg:d="M8834 3729v2245 117h-605" svg:viewBox="0 0 606 2363">
            <text:p/>
          </draw:connector>
          <draw:connector draw:style-name="gr38" draw:text-style-name="P21" draw:layer="layout" draw:type="line" svg:x1="8.834cm" svg:y1="3.04cm" svg:x2="8.834cm" svg:y2="3.353cm" draw:start-shape="id19" draw:start-glue-point="2" draw:end-shape="id20" svg:d="M8834 3040v313" svg:viewBox="0 0 1 314">
            <text:p/>
          </draw:connector>
          <draw:connector draw:style-name="gr37" draw:text-style-name="P23" draw:layer="layout" draw:type="lines" draw:line-skew="-0.291cm 0.209cm" svg:x1="8.834cm" svg:y1="3.729cm" svg:x2="8.125cm" svg:y2="4.035cm" draw:start-shape="id20" draw:start-glue-point="2" draw:end-shape="id13" draw:end-glue-point="1" svg:d="M8834 3729v209 97h-709" svg:viewBox="0 0 710 307">
            <text:p/>
          </draw:connector>
          <draw:frame draw:style-name="gr39" draw:text-style-name="P24" draw:layer="layout" svg:width="1.107cm" svg:height="0.276cm" svg:x="6.315cm" svg:y="2.203cm">
            <draw:text-box>
              <text:p><text:span text:style-name="T15">Glycolysis</text:span></text:p>
            </draw:text-box>
          </draw:frame>
          <draw:frame draw:style-name="gr40" draw:text-style-name="P25" draw:layer="layout" svg:width="0.849cm" svg:height="0.276cm" svg:x="8.431cm" svg:y="2.203cm">
            <draw:text-box>
              <text:p><text:span text:style-name="T16">PPP/ox</text:span></text:p>
            </draw:text-box>
          </draw:frame>
          <draw:frame draw:style-name="gr2" draw:text-style-name="P18" xml:id="id7" draw:id="id7" draw:layer="layout" svg:width="0.832cm" svg:height="0.276cm" svg:x="9.415cm" svg:y="3.524cm">
            <draw:text-box>
              <text:p text:style-name="P5"><text:span text:style-name="T10">NADP</text:span><text:span text:style-name="T17">+</text:span></text:p>
            </draw:text-box>
          </draw:frame>
          <draw:frame draw:style-name="gr41" draw:text-style-name="P26" xml:id="id8" draw:id="id8" draw:layer="layout" svg:width="0.878cm" svg:height="0.276cm" svg:x="9.409cm" svg:y="2.548cm">
            <draw:text-box>
              <text:p text:style-name="P5"><text:span text:style-name="T18">NADPH</text:span></text:p>
            </draw:text-box>
          </draw:frame>
          <draw:connector draw:style-name="gr37" draw:text-style-name="P23" draw:layer="layout" draw:type="lines" draw:line-skew="0.009cm" svg:x1="8.834cm" svg:y1="3.729cm" svg:x2="9.409cm" svg:y2="4.238cm" draw:start-shape="id20" draw:start-glue-point="2" draw:end-shape="id21" draw:end-glue-point="3" svg:d="M8834 3729v509h75 500" svg:viewBox="0 0 576 510">
            <text:p/>
          </draw:connector>
          <draw:frame draw:style-name="gr42" draw:text-style-name="P27" xml:id="id21" draw:id="id21" draw:layer="layout" svg:width="0.701cm" svg:height="0.276cm" svg:x="9.409cm" svg:y="4.1cm">
            <draw:text-box>
              <text:p><text:span text:style-name="T19">ADPR</text:span></text:p>
            </draw:text-box>
          </draw:frame>
          <draw:connector draw:style-name="gr43" draw:text-style-name="P28" draw:layer="layout" svg:x1="7.458cm" svg:y1="5.441cm" svg:x2="6.972cm" svg:y2="5.584cm" draw:start-shape="id14" draw:start-glue-point="3" draw:end-shape="id22" draw:end-glue-point="0" svg:d="M7458 5441h-486v143" svg:viewBox="0 0 487 144">
            <text:p/>
          </draw:connector>
          <draw:connector draw:style-name="gr43" draw:text-style-name="P28" draw:layer="layout" svg:x1="7.571cm" svg:y1="6.091cm" svg:x2="6.972cm" svg:y2="5.96cm" draw:start-shape="id16" draw:start-glue-point="3" draw:end-shape="id22" draw:end-glue-point="2" svg:d="M7571 6091h-599v-131" svg:viewBox="0 0 600 132">
            <text:p/>
          </draw:connector>
          <draw:frame draw:style-name="gr44" draw:text-style-name="P6" xml:id="id22" draw:id="id22" draw:layer="layout" svg:width="0.688cm" svg:height="0.376cm" svg:x="6.628cm" svg:y="5.584cm">
            <draw:text-box>
              <text:p text:style-name="P5"><text:span text:style-name="T1">DHAP</text:span></text:p>
            </draw:text-box>
          </draw:frame>
        </draw:g>
        <draw:custom-shape draw:style-name="gr45" draw:text-style-name="P29" draw:layer="layout" svg:width="0.501cm" svg:height="0.501cm" svg:x="2.2cm" svg:y="9.21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46" draw:text-style-name="P30" draw:layer="layout" svg:width="0.231cm" svg:height="0.357cm" svg:x="1.594cm" svg:y="1.624cm">
          <draw:text-box>
            <text:p text:style-name="P5"><text:span text:style-name="T20">A</text:span></text:p>
          </draw:text-box>
        </draw:frame>
        <draw:frame draw:style-name="gr47" draw:text-style-name="P30" draw:layer="layout" svg:width="0.231cm" svg:height="0.357cm" svg:x="5.959cm" svg:y="1.624cm">
          <draw:text-box>
            <text:p text:style-name="P5"><text:span text:style-name="T20">B</text:span></text:p>
          </draw:text-box>
        </draw:frame>
        <draw:frame draw:style-name="gr46" draw:text-style-name="P30" draw:layer="layout" svg:width="0.231cm" svg:height="0.357cm" svg:x="1.594cm" svg:y="8.526cm">
          <draw:text-box>
            <text:p text:style-name="P5"><text:span text:style-name="T20">C</text:span></text:p>
          </draw:text-box>
        </draw:frame>
        <draw:frame draw:style-name="gr47" draw:text-style-name="P30" draw:layer="layout" svg:width="0.231cm" svg:height="0.357cm" svg:x="5.959cm" svg:y="8.527cm">
          <draw:text-box>
            <text:p text:style-name="P5"><text:span text:style-name="T20">D</text:span></text:p>
          </draw:text-box>
        </draw:frame>
        <draw:frame draw:style-name="gr48" draw:text-style-name="P31" draw:layer="layout" svg:width="3.05cm" svg:height="0.919cm" svg:x="6.85cm" svg:y="9.101cm">
          <draw:text-box>
            <text:p text:style-name="P5"><text:span text:style-name="T21">e-</text:span><text:span text:style-name="T22"> <text:s/></text:span><text:span text:style-name="T23">+ O</text:span><text:span text:style-name="T24">2 <text:s text:c="11"/></text:span><text:span text:style-name="T23"><text:s text:c="9"/>O</text:span><text:span text:style-name="T24">2</text:span><text:span text:style-name="T25">_</text:span></text:p>
            <text:p text:style-name="P5"><text:span text:style-name="T23"><text:s text:c="6"/></text:span><text:span text:style-name="T23">O</text:span><text:span text:style-name="T24">2</text:span><text:span text:style-name="T25">_ <text:s text:c="32"/></text:span><text:span text:style-name="T23">H</text:span><text:span text:style-name="T24">2</text:span><text:span text:style-name="T23">O</text:span><text:span text:style-name="T24">2</text:span></text:p>
          </draw:text-box>
        </draw:frame>
        <draw:line draw:style-name="gr49" draw:text-style-name="P28" draw:layer="layout" svg:x1="8.148cm" svg:y1="9.39cm" svg:x2="9.037cm" svg:y2="9.39cm">
          <text:p/>
        </draw:line>
        <draw:line draw:style-name="gr50" draw:text-style-name="P32" draw:layer="layout" svg:x1="8cm" svg:y1="9.7cm" svg:x2="9.04cm" svg:y2="9.7cm">
          <text:p><text:span text:style-name="T26">SOD2</text:span></text:p>
        </draw:line>
        <draw:frame draw:style-name="gr46" draw:text-style-name="P30" draw:layer="layout" svg:width="0.214cm" svg:height="0.357cm" svg:x="1.602cm" svg:y="11.627cm">
          <draw:text-box>
            <text:p text:style-name="P5"><text:span text:style-name="T20">E</text:span></text:p>
          </draw:text-box>
        </draw:frame>
        <draw:g>
          <draw:custom-shape draw:style-name="gr51" draw:text-style-name="P33" xml:id="id33" draw:id="id33" draw:layer="layout" svg:width="6.82cm" svg:height="5.6cm" svg:x="2.39cm" svg:y="14.8cm">
            <draw:glue-point draw:id="4" svg:x="-1.255cm" svg:y="-3.896cm"/>
            <draw:glue-point draw:id="5" svg:x="-1.108cm" svg:y="-3.689cm"/>
            <text:p/>
            <draw:enhanced-geometry svg:viewBox="0 0 21600 21600" draw:mirror-horizontal="false" draw:mirror-vertical="false" draw:type="block-arc" draw:modifiers="178.089659593611 7346.05613806403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frame draw:style-name="gr52" draw:text-style-name="P34" xml:id="id24" draw:id="id24" draw:layer="layout" svg:width="0.524cm" svg:height="0.276cm" svg:x="3.376cm" svg:y="15.8cm">
            <draw:text-box>
              <text:p><text:span text:style-name="T21">Oxa</text:span></text:p>
            </draw:text-box>
            <draw:glue-point draw:id="4" svg:x="-4.995cm" svg:y="5cm"/>
          </draw:frame>
          <draw:frame draw:style-name="gr53" draw:text-style-name="P34" xml:id="id25" draw:id="id25" draw:layer="layout" svg:width="0.502cm" svg:height="0.276cm" svg:x="7.649cm" svg:y="15.8cm">
            <draw:text-box>
              <text:p><text:span text:style-name="T27">α</text:span><text:span text:style-name="T28">KG</text:span></text:p>
            </draw:text-box>
            <draw:glue-point draw:id="4" svg:x="5cm" svg:y="5cm"/>
          </draw:frame>
          <draw:connector draw:style-name="gr54" draw:text-style-name="P35" draw:layer="layout" svg:x1="5.323cm" svg:y1="13.538cm" svg:x2="3.638cm" svg:y2="15.8cm" draw:start-shape="id23" draw:start-glue-point="3" draw:end-shape="id24" draw:end-glue-point="0" svg:d="M5323 13538h-1685v2262" svg:viewBox="0 0 1686 2263">
            <text:p><text:span text:style-name="T29"/></text:p>
            <text:p><text:span text:style-name="T26">P</text:span><text:span text:style-name="T26">C</text:span><text:span text:style-name="T30"> </text:span><text:span text:style-name="T30"><text:s text:c="4"/></text:span><text:span text:style-name="T30"><text:s text:c="4"/></text:span><text:span text:style-name="T30"><text:s text:c="4"/></text:span><text:span text:style-name="T30"><text:s text:c="4"/></text:span><text:span text:style-name="T30"><text:s text:c="4"/></text:span><text:span text:style-name="T30"><text:s text:c="4"/></text:span></text:p>
          </draw:connector>
          <draw:connector draw:style-name="gr55" draw:text-style-name="P35" draw:layer="layout" svg:x1="6.29cm" svg:y1="13.538cm" svg:x2="7.9cm" svg:y2="15.8cm" draw:start-shape="id23" draw:start-glue-point="1" draw:end-shape="id25" draw:end-glue-point="0" svg:d="M6290 13538h1610v2262" svg:viewBox="0 0 1611 2263">
            <text:p><text:span text:style-name="T21"><text:s text:c="4"/></text:span><text:span text:style-name="T21"><text:s text:c="4"/></text:span><text:span text:style-name="T21"><text:s text:c="4"/></text:span><text:span text:style-name="T21"><text:s text:c="4"/></text:span><text:span text:style-name="T21"><text:s text:c="4"/></text:span><text:span text:style-name="T21"><text:s text:c="4"/></text:span><text:span text:style-name="T21"><text:s text:c="2"/></text:span><text:span text:style-name="T26">A</text:span><text:span text:style-name="T26">L</text:span><text:span text:style-name="T26">T</text:span></text:p>
            <text:p><text:span text:style-name="T31"/></text:p>
            <text:p><text:span text:style-name="T31"/></text:p>
          </draw:connector>
          <draw:connector draw:style-name="gr56" draw:text-style-name="P32" draw:layer="layout" draw:type="line" svg:x1="3.152cm" svg:y1="12.438cm" svg:x2="5.323cm" svg:y2="12.438cm" draw:start-shape="id26" draw:start-glue-point="1" draw:end-shape="id27" draw:end-glue-point="3" svg:d="M3152 12438h2171" svg:viewBox="0 0 2172 1">
            <text:p><text:span text:style-name="T26"><text:s/></text:span><text:span text:style-name="T26">PKM1 </text:span></text:p>
          </draw:connector>
          <draw:connector draw:style-name="gr57" draw:text-style-name="P36" draw:layer="layout" draw:type="line" svg:x1="7.933cm" svg:y1="12.438cm" svg:x2="6.29cm" svg:y2="12.438cm" draw:start-shape="id28" draw:start-glue-point="3" draw:end-shape="id27" svg:d="M7933 12438h-1643" svg:viewBox="0 0 1644 1">
            <text:p/>
          </draw:connector>
          <draw:frame draw:style-name="gr23" draw:text-style-name="P34" xml:id="id23" draw:id="id23" draw:layer="layout" svg:width="0.967cm" svg:height="0.276cm" svg:x="5.323cm" svg:y="13.4cm">
            <draw:text-box>
              <text:p><text:span text:style-name="T21">Pyruvate</text:span></text:p>
            </draw:text-box>
          </draw:frame>
          <draw:frame draw:style-name="gr58" draw:text-style-name="P37" xml:id="id29" draw:id="id29" draw:layer="layout" svg:width="0.887cm" svg:height="0.551cm" svg:x="5.363cm" svg:y="14.5cm">
            <draw:text-box>
              <text:p text:style-name="P5"><text:span text:style-name="T21">A</text:span><text:span text:style-name="T21">c</text:span><text:span text:style-name="T21">e</text:span><text:span text:style-name="T21">ty</text:span><text:span text:style-name="T21">l</text:span></text:p>
              <text:p text:style-name="P5"><text:span text:style-name="T21">C</text:span><text:span text:style-name="T21">o</text:span><text:span text:style-name="T21">A</text:span></text:p>
            </draw:text-box>
          </draw:frame>
          <draw:connector draw:style-name="gr54" draw:text-style-name="P32" draw:layer="layout" draw:type="line" svg:x1="5.806cm" svg:y1="13.676cm" svg:x2="5.806cm" svg:y2="14.5cm" draw:start-shape="id23" draw:start-glue-point="2" draw:end-shape="id29" draw:end-glue-point="0" svg:d="M5806 13676v824" svg:viewBox="0 0 1 825">
            <text:p><text:span text:style-name="T26">PDH</text:span></text:p>
          </draw:connector>
          <draw:frame draw:style-name="gr23" draw:text-style-name="P34" xml:id="id27" draw:id="id27" draw:layer="layout" svg:width="0.967cm" svg:height="0.276cm" svg:x="5.323cm" svg:y="12.3cm">
            <draw:text-box>
              <text:p><text:span text:style-name="T21">Pyruvate</text:span></text:p>
            </draw:text-box>
          </draw:frame>
          <draw:connector draw:style-name="gr59" draw:text-style-name="P28" draw:layer="layout" draw:type="line" svg:x1="5.806cm" svg:y1="12.576cm" svg:x2="5.806cm" svg:y2="13.4cm" draw:start-shape="id27" draw:start-glue-point="2" draw:end-shape="id23" draw:end-glue-point="0" svg:d="M5806 12576v824" svg:viewBox="0 0 1 825">
            <text:p/>
          </draw:connector>
          <draw:connector draw:style-name="gr59" draw:text-style-name="P28" draw:layer="layout" draw:type="line" svg:x1="3.9cm" svg:y1="15.938cm" svg:x2="5.363cm" svg:y2="15.429cm" draw:start-shape="id24" draw:start-glue-point="1" draw:end-shape="id30" svg:d="M3900 15938l1463-509" svg:viewBox="0 0 1464 510">
            <text:p/>
          </draw:connector>
          <draw:connector draw:style-name="gr59" draw:text-style-name="P28" draw:layer="layout" draw:type="line" svg:x1="6.25cm" svg:y1="15.429cm" svg:x2="7.649cm" svg:y2="15.938cm" draw:start-shape="id30" draw:end-shape="id25" draw:end-glue-point="3" svg:d="M6250 15429l1399 509" svg:viewBox="0 0 1400 510">
            <text:p/>
          </draw:connector>
          <draw:connector draw:style-name="gr55" draw:text-style-name="P38" draw:layer="layout" draw:line-skew="1.024cm" svg:x1="3.638cm" svg:y1="16.076cm" svg:x2="7.9cm" svg:y2="16.076cm" draw:start-shape="id24" draw:start-glue-point="2" draw:end-shape="id25" draw:end-glue-point="2" svg:d="M3638 16076v1524h4262v-1524" svg:viewBox="0 0 4263 1525">
            <text:p text:style-name="P5"><text:span text:style-name="T32"><text:s text:c="20"/></text:span><text:span text:style-name="T32"><text:s text:c="20"/></text:span><text:span text:style-name="T32"><text:s text:c="20"/></text:span><text:span text:style-name="T32"><text:s text:c="3"/></text:span><text:span text:style-name="T32">A</text:span><text:span text:style-name="T33">ST</text:span></text:p>
          </draw:connector>
          <draw:frame draw:style-name="gr60" draw:text-style-name="P34" draw:layer="layout" svg:width="1.272cm" svg:height="0.276cm" svg:x="6.602cm" svg:y="13.898cm">
            <draw:text-box>
              <text:p><text:span text:style-name="T21">Glutamate</text:span><text:span text:style-name="T21">+</text:span></text:p>
            </draw:text-box>
          </draw:frame>
          <draw:connector draw:style-name="gr61" draw:text-style-name="P39" draw:layer="layout" svg:x1="3.376cm" svg:y1="15.938cm" svg:x2="2.903cm" svg:y2="12.576cm" draw:start-shape="id24" draw:start-glue-point="3" draw:end-shape="id26" draw:end-glue-point="2" svg:d="M3376 15938h-500v-1750h27v-1612" svg:viewBox="0 0 501 3363">
            <text:p><text:span text:style-name="T34">PEPCK</text:span><text:span text:style-name="T35"> <text:s text:c="13"/></text:span></text:p>
          </draw:connector>
          <draw:frame draw:style-name="gr22" draw:text-style-name="P34" xml:id="id26" draw:id="id26" draw:layer="layout" svg:width="0.497cm" svg:height="0.276cm" svg:x="2.655cm" svg:y="12.3cm">
            <draw:text-box>
              <text:p><text:span text:style-name="T21">PEP</text:span></text:p>
            </draw:text-box>
          </draw:frame>
          <draw:frame draw:style-name="gr62" draw:text-style-name="P34" xml:id="id31" draw:id="id31" draw:layer="layout" svg:width="0.734cm" svg:height="0.276cm" svg:x="2.437cm" svg:y="17.207cm">
            <draw:text-box>
              <text:p><text:span text:style-name="T21">Malate</text:span></text:p>
            </draw:text-box>
          </draw:frame>
          <draw:frame draw:style-name="gr63" draw:text-style-name="P34" xml:id="id28" draw:id="id28" draw:layer="layout" svg:width="0.937cm" svg:height="0.276cm" svg:x="7.933cm" svg:y="12.3cm">
            <draw:text-box>
              <text:p><text:span text:style-name="T21"><text:s text:c="2"/></text:span><text:span text:style-name="T21">Lactate</text:span></text:p>
            </draw:text-box>
          </draw:frame>
          <draw:frame draw:style-name="gr64" draw:text-style-name="P37" xml:id="id32" draw:id="id32" draw:layer="layout" svg:width="1.06cm" svg:height="0.551cm" svg:x="8.171cm" svg:y="17.07cm">
            <draw:text-box>
              <text:p text:style-name="P5"><text:span text:style-name="T21">Succinyl</text:span></text:p>
              <text:p text:style-name="P5"><text:span text:style-name="T21">CoA</text:span></text:p>
            </draw:text-box>
          </draw:frame>
          <draw:frame draw:style-name="gr60" draw:text-style-name="P34" draw:layer="layout" svg:width="1.272cm" svg:height="0.276cm" svg:x="6.602cm" svg:y="17.07cm">
            <draw:text-box>
              <text:p><text:span text:style-name="T21">Glutam</text:span><text:span text:style-name="T21">ate+</text:span></text:p>
            </draw:text-box>
          </draw:frame>
          <draw:connector draw:style-name="gr65" draw:text-style-name="P28" draw:layer="layout" draw:type="line" svg:x1="2.804cm" svg:y1="17.207cm" svg:x2="3.377cm" svg:y2="16.076cm" draw:start-shape="id31" draw:start-glue-point="0" draw:end-shape="id24" draw:end-glue-point="4" svg:d="M2804 17207l573-1131" svg:viewBox="0 0 574 1132">
            <text:p/>
          </draw:connector>
          <draw:connector draw:style-name="gr66" draw:text-style-name="P28" draw:layer="layout" draw:type="line" svg:x1="8.151cm" svg:y1="16.076cm" svg:x2="8.701cm" svg:y2="17.07cm" draw:start-shape="id25" draw:start-glue-point="4" draw:end-shape="id32" draw:end-glue-point="0" svg:d="M8151 16076l550 994" svg:viewBox="0 0 551 995">
            <text:p/>
          </draw:connector>
          <draw:frame draw:style-name="gr67" draw:text-style-name="P40" draw:layer="layout" svg:width="0.963cm" svg:height="0.276cm" svg:x="6.911cm" svg:y="14.667cm">
            <draw:text-box>
              <text:p><text:span text:style-name="T30">Alanin</text:span><text:span text:style-name="T30">e+</text:span></text:p>
            </draw:text-box>
          </draw:frame>
          <draw:frame draw:style-name="gr68" draw:text-style-name="P40" draw:layer="layout" svg:width="1.192cm" svg:height="0.276cm" svg:x="6.682cm" svg:y="16.285cm">
            <draw:text-box>
              <text:p><text:span text:style-name="T30">Aspart</text:span><text:span text:style-name="T30">ate+</text:span></text:p>
            </draw:text-box>
          </draw:frame>
          <draw:frame draw:style-name="gr69" draw:text-style-name="P41" draw:layer="layout" svg:width="0.658cm" svg:height="0.551cm" svg:x="4.251cm" svg:y="13.811cm">
            <draw:text-box>
              <text:p text:style-name="P5"><text:span text:style-name="T36">Low </text:span><text:span text:style-name="T36"><text:line-break/></text:span><text:span text:style-name="T36">PDK4</text:span></text:p>
            </draw:text-box>
          </draw:frame>
          <draw:line draw:style-name="gr70" draw:text-style-name="P28" draw:layer="layout" svg:x1="4.935cm" svg:y1="14.086cm" svg:x2="5.49cm" svg:y2="14.086cm">
            <text:p/>
          </draw:line>
          <draw:frame draw:style-name="gr71" draw:text-style-name="P42" draw:layer="layout" svg:width="0.777cm" svg:height="0.433cm" svg:x="5.418cm" svg:y="16.224cm">
            <draw:text-box>
              <text:p><text:span text:style-name="T37">TCA</text:span></text:p>
            </draw:text-box>
          </draw:frame>
          <draw:frame draw:style-name="gr72" draw:text-style-name="P43" draw:layer="layout" svg:width="0.082cm" svg:height="0.319cm" svg:x="5.165cm" svg:y="13.763cm">
            <draw:text-box>
              <text:p text:style-name="P5"><text:span text:style-name="T38">i</text:span></text:p>
            </draw:text-box>
          </draw:frame>
          <draw:frame draw:style-name="gr73" draw:text-style-name="P43" draw:layer="layout" svg:width="0.357cm" svg:height="0.319cm" svg:x="3.805cm" svg:y="14.614cm">
            <draw:text-box>
              <text:p text:style-name="P5"><text:span text:style-name="T38">iii</text:span></text:p>
            </draw:text-box>
          </draw:frame>
          <draw:frame draw:style-name="gr74" draw:text-style-name="P43" draw:layer="layout" svg:width="0.243cm" svg:height="0.319cm" svg:x="7.432cm" svg:y="14.277cm">
            <draw:text-box>
              <text:p text:style-name="P5"><text:span text:style-name="T38"><text:s/></text:span><text:span text:style-name="T38">ii</text:span></text:p>
            </draw:text-box>
          </draw:frame>
          <draw:frame draw:style-name="gr75" draw:text-style-name="P43" draw:layer="layout" svg:width="0.163cm" svg:height="0.319cm" svg:x="3.176cm" svg:y="14.099cm">
            <draw:text-box>
              <text:p text:style-name="P5"><text:span text:style-name="T38">v</text:span></text:p>
            </draw:text-box>
          </draw:frame>
          <draw:frame draw:style-name="gr73" draw:text-style-name="P43" draw:layer="layout" svg:width="0.357cm" svg:height="0.319cm" svg:x="7.318cm" svg:y="16.671cm">
            <draw:text-box>
              <text:p text:style-name="P5"><text:span text:style-name="T38">iv</text:span></text:p>
            </draw:text-box>
          </draw:frame>
          <draw:frame draw:style-name="gr76" draw:text-style-name="P34" draw:layer="layout" svg:width="1.822cm" svg:height="0.276cm" svg:x="3.297cm" svg:y="12.976cm">
            <draw:text-box>
              <text:p><text:span text:style-name="T21">F1,6BP / Alanine</text:span></text:p>
            </draw:text-box>
          </draw:frame>
          <draw:line draw:style-name="gr77" draw:text-style-name="P28" draw:layer="layout" svg:x1="4.222cm" svg:y1="13cm" svg:x2="4.222cm" svg:y2="12.564cm">
            <text:p/>
          </draw:line>
          <draw:line draw:style-name="gr78" draw:text-style-name="P28" draw:layer="layout" svg:x1="4.122cm" svg:y1="12.677cm" svg:x2="4.322cm" svg:y2="12.877cm">
            <text:p/>
          </draw:line>
          <draw:line draw:style-name="gr78" draw:text-style-name="P28" draw:layer="layout" svg:x1="4.122cm" svg:y1="12.877cm" svg:x2="4.322cm" svg:y2="12.677cm">
            <text:p/>
          </draw:line>
          <draw:connector draw:style-name="gr79" draw:text-style-name="P28" draw:layer="layout" draw:line-skew="-0.176cm" svg:x1="5.806cm" svg:y1="12.576cm" svg:x2="7.207cm" svg:y2="12.658cm" draw:start-shape="id27" draw:start-glue-point="2" svg:d="M5806 12576v324h1401v-242" svg:viewBox="0 0 1402 325">
            <text:p/>
          </draw:connector>
          <draw:connector draw:style-name="gr80" draw:text-style-name="P28" draw:layer="layout" svg:x1="7.933cm" svg:y1="12.438cm" svg:x2="6.29cm" svg:y2="12.438cm" draw:start-shape="id28" draw:start-glue-point="3" draw:end-shape="id27" draw:end-glue-point="1" svg:d="M7933 12438h-1643" svg:viewBox="0 0 1644 1">
            <text:p/>
          </draw:connector>
          <draw:connector draw:style-name="gr81" draw:text-style-name="P44" draw:layer="layout" svg:x1="7.933cm" svg:y1="12.438cm" svg:x2="6.29cm" svg:y2="12.438cm" draw:start-shape="id28" draw:start-glue-point="3" draw:end-shape="id27" draw:end-glue-point="1" svg:d="M7933 12438h-1643" svg:viewBox="0 0 1644 1">
            <text:p><text:span text:style-name="T30"><text:s text:c="3"/></text:span><text:span text:style-name="T26"><text:s/></text:span><text:span text:style-name="T26">LDH1/B </text:span></text:p>
          </draw:connector>
          <draw:frame draw:style-name="gr82" draw:text-style-name="P37" xml:id="id30" draw:id="id30" draw:layer="layout" svg:width="0.887cm" svg:height="0.276cm" svg:x="5.363cm" svg:y="15.291cm">
            <draw:text-box>
              <text:p text:style-name="P5"><text:span text:style-name="T21">Citrate</text:span></text:p>
            </draw:text-box>
          </draw:frame>
          <draw:connector draw:style-name="gr3" draw:text-style-name="P28" draw:layer="layout" svg:x1="5.363cm" svg:y1="14.775cm" svg:x2="5.045cm" svg:y2="15.535cm" draw:start-shape="id29" draw:start-glue-point="3" draw:end-shape="id33" draw:end-glue-point="5" svg:d="M5363 14775h-318v760" svg:viewBox="0 0 319 761">
            <text:p/>
          </draw:connector>
        </draw:g>
        <draw:frame draw:style-name="gr48" draw:text-style-name="P31" draw:layer="layout" svg:width="3.05cm" svg:height="0.919cm" svg:x="2.75cm" svg:y="9.102cm">
          <draw:text-box>
            <text:p text:style-name="P5"><text:span text:style-name="T21">e-</text:span><text:span text:style-name="T22"> <text:s/></text:span><text:span text:style-name="T23">+ O</text:span><text:span text:style-name="T24">2 <text:s text:c="11"/></text:span><text:span text:style-name="T23"><text:s text:c="9"/>O</text:span><text:span text:style-name="T24">2</text:span><text:span text:style-name="T25">_</text:span></text:p>
            <text:p text:style-name="P5"><text:span text:style-name="T23"><text:s text:c="6"/></text:span><text:span text:style-name="T23">O</text:span><text:span text:style-name="T24">2</text:span><text:span text:style-name="T25">_ <text:s text:c="32"/></text:span><text:span text:style-name="T23">H</text:span><text:span text:style-name="T24">2</text:span><text:span text:style-name="T23">O</text:span><text:span text:style-name="T24">2</text:span></text:p>
          </draw:text-box>
        </draw:frame>
        <draw:line draw:style-name="gr49" draw:text-style-name="P28" draw:layer="layout" svg:x1="4.044cm" svg:y1="9.402cm" svg:x2="4.933cm" svg:y2="9.402cm">
          <text:p/>
        </draw:line>
        <draw:line draw:style-name="gr50" draw:text-style-name="P32" draw:layer="layout" svg:x1="3.896cm" svg:y1="9.712cm" svg:x2="4.936cm" svg:y2="9.712cm">
          <text:p><text:span text:style-name="T26">SOD2</text:span></text:p>
        </draw:line>
        <draw:g>
          <draw:frame draw:style-name="gr1" draw:text-style-name="P3" xml:id="id34" draw:id="id34" draw:layer="layout" svg:width="0.866cm" svg:height="0.276cm" svg:x="1.736cm" svg:y="10.29cm">
            <draw:text-box>
              <text:p text:style-name="P1"><text:span text:style-name="T2">NADPH</text:span></text:p>
            </draw:text-box>
          </draw:frame>
          <draw:frame draw:style-name="gr2" draw:text-style-name="P45" xml:id="id35" draw:id="id35" draw:layer="layout" svg:width="0.832cm" svg:height="0.276cm" svg:x="1.788cm" svg:y="10.938cm">
            <draw:text-box>
              <text:p text:style-name="P1"><text:span text:style-name="T11">NADP</text:span><text:span text:style-name="T39">+</text:span></text:p>
            </draw:text-box>
          </draw:frame>
          <draw:connector draw:style-name="gr3" draw:text-style-name="P4" draw:layer="layout" draw:type="curve" draw:line-skew="-0.254cm" svg:x1="2.602cm" svg:y1="10.428cm" svg:x2="2.62cm" svg:y2="11.076cm" draw:start-shape="id34" draw:start-glue-point="1" draw:end-shape="id35" svg:d="M2602 10428c396 0 387 648 18 648" svg:viewBox="0 0 297 649">
            <text:p/>
          </draw:connector>
          <draw:frame draw:style-name="gr4" draw:text-style-name="P7" xml:id="id37" draw:id="id37" draw:layer="layout" svg:width="1.471cm" svg:height="0.335cm" svg:x="3.254cm" svg:y="10.269cm">
            <draw:text-box>
              <text:p text:style-name="P5"><text:span text:style-name="T2">GSH, TXN</text:span><text:span text:style-name="T5">RED</text:span></text:p>
            </draw:text-box>
          </draw:frame>
          <draw:frame draw:style-name="gr5" draw:text-style-name="P19" xml:id="id36" draw:id="id36" draw:layer="layout" svg:width="1.534cm" svg:height="0.335cm" svg:x="3.223cm" svg:y="10.917cm">
            <draw:text-box>
              <text:p text:style-name="P5"><text:span text:style-name="T11">GSSH, TXN</text:span><text:span text:style-name="T40">OX</text:span></text:p>
            </draw:text-box>
          </draw:frame>
          <draw:frame draw:style-name="gr6" draw:text-style-name="P10" xml:id="id39" draw:id="id39" draw:layer="layout" svg:width="0.451cm" svg:height="0.335cm" svg:x="5.329cm" svg:y="10.269cm">
            <draw:text-box>
              <text:p text:style-name="P8"><text:span text:style-name="T2">H</text:span><text:span text:style-name="T5">2</text:span><text:span text:style-name="T3">O</text:span></text:p>
            </draw:text-box>
          </draw:frame>
          <draw:frame draw:style-name="gr7" draw:text-style-name="P46" xml:id="id38" draw:id="id38" draw:layer="layout" svg:width="0.531cm" svg:height="0.335cm" svg:x="5.318cm" svg:y="10.917cm">
            <draw:text-box>
              <text:p text:style-name="P8"><text:span text:style-name="T11">H</text:span><text:span text:style-name="T40">2</text:span><text:span text:style-name="T39">O</text:span><text:span text:style-name="T40">2</text:span></text:p>
            </draw:text-box>
          </draw:frame>
          <draw:connector draw:style-name="gr8" draw:text-style-name="P4" draw:layer="layout" draw:type="curve" draw:line-skew="0.253cm" svg:x1="3.223cm" svg:y1="11.084cm" svg:x2="3.254cm" svg:y2="10.436cm" draw:start-shape="id36" draw:start-glue-point="3" draw:end-shape="id37" draw:end-glue-point="3" svg:d="M3223 11084c-370 0-386-648 31-648" svg:viewBox="0 0 312 649">
            <text:p><text:span text:style-name="T7"><text:s text:c="16"/></text:span></text:p>
          </draw:connector>
          <draw:connector draw:style-name="gr3" draw:text-style-name="P4" draw:layer="layout" draw:type="curve" draw:line-skew="-0.312cm" svg:x1="4.725cm" svg:y1="10.436cm" svg:x2="4.757cm" svg:y2="11.084cm" draw:start-shape="id37" draw:start-glue-point="1" draw:end-shape="id36" draw:end-glue-point="1" svg:d="M4725 10436c330 0 314 648 32 648" svg:viewBox="0 0 247 649">
            <text:p/>
          </draw:connector>
          <draw:connector draw:style-name="gr3" draw:text-style-name="P4" draw:layer="layout" draw:type="curve" draw:line-skew="0.224cm" svg:x1="5.318cm" svg:y1="11.084cm" svg:x2="5.329cm" svg:y2="10.436cm" draw:start-shape="id38" draw:start-glue-point="3" draw:end-shape="id39" draw:end-glue-point="3" svg:d="M5318 11084c-414 0-419-648 11-648" svg:viewBox="0 0 323 649">
            <text:p/>
          </draw:connector>
        </draw:g>
        <draw:g>
          <draw:connector draw:style-name="gr83" draw:text-style-name="P13" draw:layer="layout" draw:type="curve" draw:line-skew="0.301cm" svg:x1="5.019cm" svg:y1="3.684cm" svg:x2="5.025cm" svg:y2="2.708cm" draw:start-shape="id40" draw:start-glue-point="3" draw:end-shape="id41" draw:end-glue-point="3" svg:d="M5019 3684c-298 0-301-976 6-976" svg:viewBox="0 0 231 977">
            <text:p/>
          </draw:connector>
          <draw:frame draw:style-name="gr12" draw:text-style-name="P6" xml:id="id44" draw:id="id44" draw:layer="layout" svg:width="0.899cm" svg:height="0.276cm" svg:x="3.06cm" svg:y="1.875cm">
            <draw:text-box>
              <text:p text:style-name="P5"><text:span text:style-name="T1">Glucose</text:span></text:p>
            </draw:text-box>
          </draw:frame>
          <draw:frame draw:style-name="gr84" draw:text-style-name="P47" xml:id="id42" draw:id="id42" draw:layer="layout" svg:width="0.692cm" svg:height="0.551cm" svg:x="1.735cm" svg:y="7.045cm">
            <draw:text-box>
              <text:p text:style-name="P5"><text:span text:style-name="T41">ADP</text:span></text:p>
              <text:p text:style-name="P5"><text:span text:style-name="T41">AMP</text:span></text:p>
            </draw:text-box>
          </draw:frame>
          <draw:connector draw:style-name="gr85" draw:text-style-name="P15" draw:layer="layout" draw:type="line" svg:x1="2.427cm" svg:y1="7.32cm" svg:x2="3.065cm" svg:y2="7.32cm" draw:start-shape="id42" draw:start-glue-point="1" svg:d="M2427 7320h638" svg:viewBox="0 0 639 1">
            <text:p/>
          </draw:connector>
          <draw:connector draw:style-name="gr86" draw:text-style-name="P15" draw:layer="layout" draw:type="line" svg:x1="2.377cm" svg:y1="4.66cm" svg:x2="3.203cm" svg:y2="4.659cm" draw:start-shape="id43" draw:start-glue-point="1" svg:d="M2377 4660l826-1" svg:viewBox="0 0 827 2">
            <text:p/>
          </draw:connector>
          <draw:frame draw:style-name="gr87" draw:text-style-name="P47" xml:id="id43" draw:id="id43" draw:layer="layout" svg:width="0.591cm" svg:height="0.551cm" svg:x="1.786cm" svg:y="4.385cm">
            <draw:text-box>
              <text:p text:style-name="P5"><text:span text:style-name="T41">ADP</text:span></text:p>
              <text:p text:style-name="P5"><text:span text:style-name="T41">AMP</text:span></text:p>
            </draw:text-box>
          </draw:frame>
          <draw:custom-shape draw:style-name="gr88" draw:text-style-name="P16" draw:layer="layout" svg:width="2.31cm" svg:height="5.7cm" svg:x="1.66cm" svg:y="2.5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9" draw:text-style-name="P48" draw:layer="layout" svg:width="0.687cm" svg:height="1.265cm" svg:x="4.093cm" svg:y="2.5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6" xml:id="id45" draw:id="id45" draw:layer="layout" svg:width="0.493cm" svg:height="0.376cm" svg:x="3.263cm" svg:y="2.736cm">
            <draw:text-box>
              <text:p text:style-name="P5"><text:span text:style-name="T1">G6P</text:span></text:p>
            </draw:text-box>
          </draw:frame>
          <draw:frame draw:style-name="gr20" draw:text-style-name="P6" xml:id="id46" draw:id="id46" draw:layer="layout" svg:width="0.451cm" svg:height="0.376cm" svg:x="3.284cm" svg:y="3.869cm">
            <draw:text-box>
              <text:p text:style-name="P5"><text:span text:style-name="T1">F6P</text:span></text:p>
            </draw:text-box>
          </draw:frame>
          <draw:frame draw:style-name="gr21" draw:text-style-name="P6" xml:id="id49" draw:id="id49" draw:layer="layout" svg:width="0.658cm" svg:height="0.376cm" svg:x="3.181cm" svg:y="5.925cm">
            <draw:text-box>
              <text:p text:style-name="P5"><text:span text:style-name="T1">GA3P</text:span></text:p>
            </draw:text-box>
          </draw:frame>
          <draw:frame draw:style-name="gr22" draw:text-style-name="P6" xml:id="id50" draw:id="id50" draw:layer="layout" svg:width="0.497cm" svg:height="0.276cm" svg:x="3.261cm" svg:y="6.675cm">
            <draw:text-box>
              <text:p text:style-name="P5"><text:span text:style-name="T1">PEP</text:span></text:p>
            </draw:text-box>
          </draw:frame>
          <draw:frame draw:style-name="gr90" draw:text-style-name="P22" xml:id="id48" draw:id="id48" draw:layer="layout" svg:width="1.035cm" svg:height="0.276cm" svg:x="2.992cm" svg:y="7.787cm">
            <draw:text-box>
              <text:p text:style-name="P5"><text:span text:style-name="T14">Pyruvate</text:span></text:p>
            </draw:text-box>
          </draw:frame>
          <draw:connector draw:style-name="gr24" draw:text-style-name="P17" draw:layer="layout" draw:type="line" svg:x1="3.509cm" svg:y1="2.151cm" svg:x2="3.509cm" svg:y2="2.736cm" draw:start-shape="id44" draw:start-glue-point="2" draw:end-shape="id45" draw:end-glue-point="0" svg:d="M3509 2151v585" svg:viewBox="0 0 1 586">
            <text:p><text:span text:style-name="T9">HEX</text:span></text:p>
          </draw:connector>
          <draw:frame draw:style-name="gr25" draw:text-style-name="P18" draw:layer="layout" svg:width="0.641cm" svg:height="0.551cm" svg:x="1.761cm" svg:y="3.782cm">
            <draw:text-box>
              <text:p text:style-name="P5"><text:span text:style-name="T10">F2,6</text:span></text:p>
              <text:p text:style-name="P5"><text:span text:style-name="T10">BP </text:span></text:p>
            </draw:text-box>
          </draw:frame>
          <draw:frame draw:style-name="gr26" draw:text-style-name="P19" xml:id="id47" draw:id="id47" draw:layer="layout" svg:width="0.883cm" svg:height="0.376cm" svg:x="3.068cm" svg:y="5.275cm">
            <draw:text-box>
              <text:p text:style-name="P5"><text:span text:style-name="T11">F1,6BP </text:span></text:p>
            </draw:text-box>
          </draw:frame>
          <draw:connector draw:style-name="gr24" draw:text-style-name="P17" draw:layer="layout" draw:type="line" svg:x1="3.509cm" svg:y1="4.245cm" svg:x2="3.509cm" svg:y2="5.275cm" draw:start-shape="id46" draw:start-glue-point="2" draw:end-shape="id47" draw:end-glue-point="0" svg:d="M3509 4245v1030" svg:viewBox="0 0 1 1031">
            <text:p><text:span text:style-name="T9">PFK</text:span></text:p>
            <text:p><text:span text:style-name="T12"/></text:p>
          </draw:connector>
          <draw:connector draw:style-name="gr24" draw:text-style-name="P17" draw:layer="layout" draw:type="line" svg:x1="3.509cm" svg:y1="6.951cm" svg:x2="3.509cm" svg:y2="7.787cm" draw:end-shape="id48" draw:end-glue-point="0" svg:d="M3509 6951v836" svg:viewBox="0 0 1 837">
            <text:p><text:span text:style-name="T9">PKM1</text:span></text:p>
          </draw:connector>
          <draw:connector draw:style-name="gr91" draw:text-style-name="P15" draw:layer="layout" draw:type="line" svg:x1="3.509cm" svg:y1="3.112cm" svg:x2="3.509cm" svg:y2="3.869cm" draw:start-shape="id45" draw:start-glue-point="2" draw:end-shape="id46" svg:d="M3509 3112v757" svg:viewBox="0 0 1 758">
            <text:p/>
          </draw:connector>
          <draw:connector draw:style-name="gr29" draw:text-style-name="P20" draw:layer="layout" draw:type="line" svg:x1="3.284cm" svg:y1="4.057cm" svg:x2="2.314cm" svg:y2="4.064cm" draw:start-shape="id46" draw:start-glue-point="3" svg:d="M3284 4057l-970 7" svg:viewBox="0 0 971 8">
            <text:p><text:span text:style-name="T13">PFK</text:span></text:p>
            <text:p><text:span text:style-name="T13">FB3</text:span></text:p>
          </draw:connector>
          <draw:connector draw:style-name="gr92" draw:text-style-name="P21" draw:layer="layout" draw:type="line" svg:x1="3.509cm" svg:y1="5.651cm" svg:x2="3.51cm" svg:y2="5.925cm" draw:start-shape="id47" draw:start-glue-point="2" draw:end-shape="id49" draw:end-glue-point="0" svg:d="M3509 5651l1 274" svg:viewBox="0 0 2 275">
            <text:p/>
          </draw:connector>
          <draw:connector draw:style-name="gr93" draw:text-style-name="P15" draw:layer="layout" draw:type="line" svg:x1="3.509cm" svg:y1="6.675cm" svg:x2="3.51cm" svg:y2="6.301cm" draw:start-shape="id50" draw:end-shape="id49" draw:end-glue-point="2" svg:d="M3509 6675l1-374" svg:viewBox="0 0 2 375">
            <text:p/>
          </draw:connector>
          <draw:frame draw:style-name="gr32" draw:text-style-name="P22" xml:id="id51" draw:id="id51" draw:layer="layout" svg:width="0.523cm" svg:height="0.276cm" svg:x="2.543cm" svg:y="2.786cm">
            <draw:text-box>
              <text:p text:style-name="P5"><text:span text:style-name="T14">APC</text:span></text:p>
            </draw:text-box>
          </draw:frame>
          <draw:connector draw:style-name="gr33" draw:text-style-name="P15" draw:layer="layout" draw:type="line" svg:x1="2.804cm" svg:y1="3.062cm" svg:x2="2.798cm" svg:y2="3.706cm" draw:start-shape="id51" draw:start-glue-point="2" svg:d="M2804 3062l-6 644" svg:viewBox="0 0 7 645">
            <text:p/>
          </draw:connector>
          <draw:frame draw:style-name="gr34" draw:text-style-name="P7" xml:id="id52" draw:id="id52" draw:layer="layout" svg:width="0.561cm" svg:height="0.276cm" svg:x="4.164cm" svg:y="2.786cm">
            <draw:text-box>
              <text:p text:style-name="P5"><text:span text:style-name="T2"><text:s/></text:span><text:span text:style-name="T2">6PG</text:span></text:p>
            </draw:text-box>
          </draw:frame>
          <draw:connector draw:style-name="gr94" draw:text-style-name="P21" draw:layer="layout" draw:type="line" svg:x1="3.756cm" svg:y1="2.924cm" svg:x2="4.164cm" svg:y2="2.924cm" draw:start-shape="id45" draw:start-glue-point="1" draw:end-shape="id52" draw:end-glue-point="3" svg:d="M3756 2924h408" svg:viewBox="0 0 409 1">
            <text:p/>
          </draw:connector>
          <draw:frame draw:style-name="gr36" draw:text-style-name="P7" xml:id="id53" draw:id="id53" draw:layer="layout" svg:width="0.48cm" svg:height="0.376cm" svg:x="4.204cm" svg:y="3.375cm">
            <draw:text-box>
              <text:p text:style-name="P5"><text:span text:style-name="T2">R5P</text:span></text:p>
            </draw:text-box>
          </draw:frame>
          <draw:connector draw:style-name="gr95" draw:text-style-name="P23" draw:layer="layout" draw:type="lines" draw:line-skew="1.745cm 0.105cm" svg:x1="4.444cm" svg:y1="3.751cm" svg:x2="3.839cm" svg:y2="6.113cm" draw:start-shape="id53" draw:start-glue-point="2" draw:end-shape="id49" draw:end-glue-point="1" svg:d="M4444 3751v2245 117h-605" svg:viewBox="0 0 606 2363">
            <text:p/>
          </draw:connector>
          <draw:connector draw:style-name="gr96" draw:text-style-name="P21" draw:layer="layout" draw:type="line" svg:x1="4.444cm" svg:y1="3.062cm" svg:x2="4.444cm" svg:y2="3.375cm" draw:start-shape="id52" draw:start-glue-point="2" draw:end-shape="id53" svg:d="M4444 3062v313" svg:viewBox="0 0 1 314">
            <text:p/>
          </draw:connector>
          <draw:connector draw:style-name="gr95" draw:text-style-name="P23" draw:layer="layout" draw:type="lines" draw:line-skew="-0.291cm 0.209cm" svg:x1="4.444cm" svg:y1="3.751cm" svg:x2="3.735cm" svg:y2="4.057cm" draw:start-shape="id53" draw:start-glue-point="2" draw:end-shape="id46" draw:end-glue-point="1" svg:d="M4444 3751v209 97h-709" svg:viewBox="0 0 710 307">
            <text:p/>
          </draw:connector>
          <draw:frame draw:style-name="gr97" draw:text-style-name="P49" draw:layer="layout" svg:width="1.221cm" svg:height="0.276cm" svg:x="1.868cm" svg:y="2.225cm">
            <draw:text-box>
              <text:p><text:span text:style-name="T42">Glycolysis</text:span></text:p>
            </draw:text-box>
          </draw:frame>
          <draw:frame draw:style-name="gr98" draw:text-style-name="P24" draw:layer="layout" svg:width="0.823cm" svg:height="0.276cm" svg:x="4.054cm" svg:y="2.225cm">
            <draw:text-box>
              <text:p><text:span text:style-name="T15">PPP/ox</text:span></text:p>
            </draw:text-box>
          </draw:frame>
          <draw:frame draw:style-name="gr99" draw:text-style-name="P26" xml:id="id40" draw:id="id40" draw:layer="layout" svg:width="0.845cm" svg:height="0.276cm" svg:x="5.019cm" svg:y="3.546cm">
            <draw:text-box>
              <text:p text:style-name="P5"><text:span text:style-name="T18">NADP</text:span><text:span text:style-name="T43">+</text:span></text:p>
            </draw:text-box>
          </draw:frame>
          <draw:frame draw:style-name="gr1" draw:text-style-name="P7" xml:id="id41" draw:id="id41" draw:layer="layout" svg:width="0.866cm" svg:height="0.276cm" svg:x="5.025cm" svg:y="2.57cm">
            <draw:text-box>
              <text:p text:style-name="P5"><text:span text:style-name="T2">NADPH</text:span></text:p>
            </draw:text-box>
          </draw:frame>
          <draw:connector draw:style-name="gr43" draw:text-style-name="P28" draw:layer="layout" svg:x1="3.068cm" svg:y1="5.463cm" svg:x2="2.689cm" svg:y2="5.589cm" draw:start-shape="id47" draw:start-glue-point="3" draw:end-shape="id54" draw:end-glue-point="0" svg:d="M3068 5463h-379v126" svg:viewBox="0 0 380 127">
            <text:p/>
          </draw:connector>
          <draw:connector draw:style-name="gr43" draw:text-style-name="P28" draw:layer="layout" svg:x1="3.181cm" svg:y1="6.113cm" svg:x2="2.689cm" svg:y2="5.965cm" draw:start-shape="id49" draw:start-glue-point="3" draw:end-shape="id54" draw:end-glue-point="2" svg:d="M3181 6113h-492v-148" svg:viewBox="0 0 493 149">
            <text:p/>
          </draw:connector>
          <draw:frame draw:style-name="gr26" draw:text-style-name="P19" xml:id="id54" draw:id="id54" draw:layer="layout" svg:width="0.883cm" svg:height="0.376cm" svg:x="2.248cm" svg:y="5.589cm">
            <draw:text-box>
              <text:p text:style-name="P5"><text:span text:style-name="T11">DHAP</text:span></text:p>
            </draw:text-box>
          </draw:frame>
        </draw:g>
        <draw:custom-shape draw:style-name="gr100" draw:text-style-name="P12" draw:layer="layout" svg:width="4.3cm" svg:height="2.394cm" svg:x="6.03cm" svg:y="9.0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2" draw:layer="layout" svg:width="4.3cm" svg:height="2.394cm" svg:x="1.642cm" svg:y="9.0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dddddd" draw:fill-gradient-name="Gradient_20_2" draw:fill-hatch-name="Hatching_20_1" draw:fill-image-name="Bitmap_20_1" draw:auto-grow-width="true" fo:padding-bottom="0.13cm" fo:padding-left="0.25cm" fo:padding-right="0.25cm" draw:shadow="hidden"/>
      <style:paragraph-properties fo:text-align="center">
        <style:tab-stops/>
      </style:paragraph-properties>
      <style:text-properties style:font-name="DejaVu Sans1" fo:font-family="'DejaVu Sans'" style:font-style-name="Book" style:font-family-generic="swiss" style:font-pitch="variable" fo:background-color="transparen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eaction_5f_arrow" style:display-name="Reaction_arrow" style:family="graphic" style:parent-style-name="objectwithoutfill">
      <style:graphic-properties svg:stroke-color="#b2b2b2" draw:marker-end="Symmetric_20_Arrow" draw:marker-end-width="0.2cm" draw:marker-end-center="true" draw:fill="none" draw:textarea-vertical-align="middle"/>
      <style:paragraph-properties fo:text-align="center"/>
      <style:text-properties style:font-name="DejaVu Sans" fo:font-family="'DejaVu Sans'" style:font-family-generic="swiss" style:font-pitch="variable" fo:font-size="12pt" fo:background-color="#cfe7f5" style:font-size-asian="12pt" style:font-size-complex="12pt"/>
    </style:style>
    <style:style style:name="Label_5f_nxt_5f_arrow" style:display-name="Label_nxt_arrow" style:family="graphic" style:parent-style-name="objectwithoutfill">
      <style:graphic-properties draw:stroke="dash" draw:stroke-dash="Ultrafine_20_2_20_Dots_20_3_20_Dashes" svg:stroke-width="0.053cm" svg:stroke-color="#b2b2b2" draw:marker-start-width="0.279cm" draw:marker-start-center="false" draw:marker-end="Symmetric_20_Arrow" draw:marker-end-width="0.279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true" draw:fit-to-size="false" style:shrink-to-fit="false" draw:fit-to-contour="false" fo:max-height="0cm" fo:max-width="0cm" fo:min-height="0cm" fo:min-width="0cm" fo:padding-top="0.151cm" fo:padding-bottom="0.156cm" fo:padding-left="3.25cm" fo:padding-right="0.27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>
        <text:list-style style:name="Label_5f_nxt_5f_arrow" style:display-name="Label_nxt_arrow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family="'DejaVu Sans'" style:font-style-name="Book" style:font-family-generic="swiss" style:font-pitch="variable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5T15:53:48.751263999</meta:creation-date>
    <meta:generator>LibreOffice/6.0.7.3$Linux_X86_64 LibreOffice_project/00m0$Build-3</meta:generator>
    <dc:date>2021-08-18T13:52:38.830154102</dc:date>
    <meta:editing-duration>P2DT17H33M35S</meta:editing-duration>
    <meta:editing-cycles>46</meta:editing-cycles>
    <meta:document-statistic meta:object-count="160"/>
  </office:meta>
</office:document-meta>
</file>